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2n5486" table:style-name="ta1">
        <table:shapes>
          <draw:frame draw:z-index="0" draw:style-name="gr1" svg:width="6.2988in" svg:height="3.5429in" svg:x="6.2626in" svg:y="0.6016in">
            <draw:object draw:notify-on-update-of-ranges="2n5486.A4:2n5486.A4 2n5486.D5:2n5486.D30 2n5486.E4:2n5486.E4 2n5486.E5:2n5486.E30 2n5486.A4:2n5486.A4 2n5486.D5:2n5486.D30 2n5486.F4:2n5486.F4 2n5486.F5:2n5486.F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in" svg:height="3.5417in" svg:x="6.2122in" svg:y="4.3122in">
            <draw:object draw:notify-on-update-of-ranges="2n5486.B4:2n5486.B4 2n5486.B5:2n5486.B30 2n5486.C5:2n5486.C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Rd</text:p>
          </table:table-cell>
          <table:table-cell office:value-type="string">
            <text:p>R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90">
            <text:p>9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dd</text:p>
          </table:table-cell>
          <table:table-cell office:value-type="string">
            <text:p>Vd</text:p>
          </table:table-cell>
          <table:table-cell office:value-type="string">
            <text:p>Vs</text:p>
          </table:table-cell>
          <table:table-cell office:value-type="string">
            <text:p>Vds</text:p>
          </table:table-cell>
          <table:table-cell office:value-type="string">
            <text:p>Ids (mA)</text:p>
          </table:table-cell>
          <table:table-cell office:value-type="string">
            <text:p>Ids (mA)</text:p>
          </table:table-cell>
          <table:table-cell office:value-type="string">
            <text:p>Vgs</text:p>
          </table:table-cell>
        </table:table-row>
        <table:table-row table:style-name="ro1">
          <table:table-cell office:value-type="float" office:value="0.079">
            <text:p>0.079</text:p>
          </table:table-cell>
          <table:table-cell office:value-type="float" office:value="0.042">
            <text:p>0.042</text:p>
          </table:table-cell>
          <table:table-cell office:value-type="float" office:value="0.037">
            <text:p>0.037</text:p>
          </table:table-cell>
          <table:table-cell table:formula="of:=[.B5]-[.C5]" office:value-type="float" office:value="0.005">
            <text:p>0.005</text:p>
          </table:table-cell>
          <table:table-cell table:formula="of:=([.A5]-[.B5])/[.$A$2]*1000" office:value-type="float" office:value="0.0373737373737374">
            <text:p>0.0373737374</text:p>
          </table:table-cell>
          <table:table-cell table:formula="of:=[.C5]/[.$B$2]*1000" office:value-type="float" office:value="0.0373737373737374">
            <text:p>0.0373737374</text:p>
          </table:table-cell>
          <table:table-cell table:formula="of:=0-[.C5]" office:value-type="float" office:value="-0.037">
            <text:p>-0.037</text:p>
          </table:table-cell>
        </table:table-row>
        <table:table-row table:style-name="ro1">
          <table:table-cell office:value-type="float" office:value="0.425">
            <text:p>0.425</text:p>
          </table:table-cell>
          <table:table-cell office:value-type="float" office:value="0.228">
            <text:p>0.228</text:p>
          </table:table-cell>
          <table:table-cell office:value-type="float" office:value="0.197">
            <text:p>0.197</text:p>
          </table:table-cell>
          <table:table-cell table:formula="of:=[.B6]-[.C6]" office:value-type="float" office:value="0.031">
            <text:p>0.031</text:p>
          </table:table-cell>
          <table:table-cell table:formula="of:=([.A6]-[.B6])/[.$A$2]*1000" office:value-type="float" office:value="0.198989898989899">
            <text:p>0.198989899</text:p>
          </table:table-cell>
          <table:table-cell table:formula="of:=[.C6]/[.$B$2]*1000" office:value-type="float" office:value="0.198989898989899">
            <text:p>0.198989899</text:p>
          </table:table-cell>
          <table:table-cell table:formula="of:=0-[.C6]" office:value-type="float" office:value="-0.197">
            <text:p>-0.197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274">
            <text:p>0.274</text:p>
          </table:table-cell>
          <table:table-cell office:value-type="float" office:value="0.236">
            <text:p>0.236</text:p>
          </table:table-cell>
          <table:table-cell table:formula="of:=[.B7]-[.C7]" office:value-type="float" office:value="0.038">
            <text:p>0.038</text:p>
          </table:table-cell>
          <table:table-cell table:formula="of:=([.A7]-[.B7])/[.$A$2]*1000" office:value-type="float" office:value="0.238383838383838">
            <text:p>0.2383838384</text:p>
          </table:table-cell>
          <table:table-cell table:formula="of:=[.C7]/[.$B$2]*1000" office:value-type="float" office:value="0.238383838383838">
            <text:p>0.2383838384</text:p>
          </table:table-cell>
          <table:table-cell table:formula="of:=0-[.C7]" office:value-type="float" office:value="-0.236">
            <text:p>-0.236</text:p>
          </table:table-cell>
        </table:table-row>
        <table:table-row table:style-name="ro1">
          <table:table-cell office:value-type="float" office:value="0.727">
            <text:p>0.727</text:p>
          </table:table-cell>
          <table:table-cell office:value-type="float" office:value="0.391">
            <text:p>0.391</text:p>
          </table:table-cell>
          <table:table-cell office:value-type="float" office:value="0.335">
            <text:p>0.335</text:p>
          </table:table-cell>
          <table:table-cell table:formula="of:=[.B8]-[.C8]" office:value-type="float" office:value="0.056">
            <text:p>0.056</text:p>
          </table:table-cell>
          <table:table-cell table:formula="of:=([.A8]-[.B8])/[.$A$2]*1000" office:value-type="float" office:value="0.339393939393939">
            <text:p>0.3393939394</text:p>
          </table:table-cell>
          <table:table-cell table:formula="of:=[.C8]/[.$B$2]*1000" office:value-type="float" office:value="0.338383838383838">
            <text:p>0.3383838384</text:p>
          </table:table-cell>
          <table:table-cell table:formula="of:=0-[.C8]" office:value-type="float" office:value="-0.335">
            <text:p>-0.335</text:p>
          </table:table-cell>
        </table:table-row>
        <table:table-row table:style-name="ro1">
          <table:table-cell office:value-type="float" office:value="0.825">
            <text:p>0.825</text:p>
          </table:table-cell>
          <table:table-cell office:value-type="float" office:value="0.445">
            <text:p>0.445</text:p>
          </table:table-cell>
          <table:table-cell office:value-type="float" office:value="0.38">
            <text:p>0.38</text:p>
          </table:table-cell>
          <table:table-cell table:formula="of:=[.B9]-[.C9]" office:value-type="float" office:value="0.065">
            <text:p>0.065</text:p>
          </table:table-cell>
          <table:table-cell table:formula="of:=([.A9]-[.B9])/[.$A$2]*1000" office:value-type="float" office:value="0.383838383838384">
            <text:p>0.3838383838</text:p>
          </table:table-cell>
          <table:table-cell table:formula="of:=[.C9]/[.$B$2]*1000" office:value-type="float" office:value="0.383838383838384">
            <text:p>0.3838383838</text:p>
          </table:table-cell>
          <table:table-cell table:formula="of:=0-[.C9]" office:value-type="float" office:value="-0.38">
            <text:p>-0.38</text:p>
          </table:table-cell>
        </table:table-row>
        <table:table-row table:style-name="ro1">
          <table:table-cell office:value-type="float" office:value="0.976">
            <text:p>0.976</text:p>
          </table:table-cell>
          <table:table-cell office:value-type="float" office:value="0.527">
            <text:p>0.527</text:p>
          </table:table-cell>
          <table:table-cell office:value-type="float" office:value="0.448">
            <text:p>0.448</text:p>
          </table:table-cell>
          <table:table-cell table:formula="of:=[.B10]-[.C10]" office:value-type="float" office:value="0.079">
            <text:p>0.079</text:p>
          </table:table-cell>
          <table:table-cell table:formula="of:=([.A10]-[.B10])/[.$A$2]*1000" office:value-type="float" office:value="0.453535353535353">
            <text:p>0.4535353535</text:p>
          </table:table-cell>
          <table:table-cell table:formula="of:=[.C10]/[.$B$2]*1000" office:value-type="float" office:value="0.452525252525253">
            <text:p>0.4525252525</text:p>
          </table:table-cell>
          <table:table-cell table:formula="of:=0-[.C10]" office:value-type="float" office:value="-0.448">
            <text:p>-0.448</text:p>
          </table:table-cell>
        </table:table-row>
        <table:table-row table:style-name="ro1">
          <table:table-cell office:value-type="float" office:value="1.361">
            <text:p>1.361</text:p>
          </table:table-cell>
          <table:table-cell office:value-type="float" office:value="0.739">
            <text:p>0.739</text:p>
          </table:table-cell>
          <table:table-cell office:value-type="float" office:value="0.621">
            <text:p>0.621</text:p>
          </table:table-cell>
          <table:table-cell table:formula="of:=[.B11]-[.C11]" office:value-type="float" office:value="0.118">
            <text:p>0.118</text:p>
          </table:table-cell>
          <table:table-cell table:formula="of:=([.A11]-[.B11])/[.$A$2]*1000" office:value-type="float" office:value="0.628282828282828">
            <text:p>0.6282828283</text:p>
          </table:table-cell>
          <table:table-cell table:formula="of:=[.C11]/[.$B$2]*1000" office:value-type="float" office:value="0.627272727272727">
            <text:p>0.6272727273</text:p>
          </table:table-cell>
          <table:table-cell table:formula="of:=0-[.C11]" office:value-type="float" office:value="-0.621">
            <text:p>-0.621</text:p>
          </table:table-cell>
        </table:table-row>
        <table:table-row table:style-name="ro1">
          <table:table-cell office:value-type="float" office:value="1.885">
            <text:p>1.885</text:p>
          </table:table-cell>
          <table:table-cell office:value-type="float" office:value="1.032">
            <text:p>1.032</text:p>
          </table:table-cell>
          <table:table-cell office:value-type="float" office:value="0.852">
            <text:p>0.852</text:p>
          </table:table-cell>
          <table:table-cell table:formula="of:=[.B12]-[.C12]" office:value-type="float" office:value="0.18">
            <text:p>0.18</text:p>
          </table:table-cell>
          <table:table-cell table:formula="of:=([.A12]-[.B12])/[.$A$2]*1000" office:value-type="float" office:value="0.861616161616162">
            <text:p>0.8616161616</text:p>
          </table:table-cell>
          <table:table-cell table:formula="of:=[.C12]/[.$B$2]*1000" office:value-type="float" office:value="0.860606060606061">
            <text:p>0.8606060606</text:p>
          </table:table-cell>
          <table:table-cell table:formula="of:=0-[.C12]" office:value-type="float" office:value="-0.852">
            <text:p>-0.852</text:p>
          </table:table-cell>
        </table:table-row>
        <table:table-row table:style-name="ro1">
          <table:table-cell office:value-type="float" office:value="2.248">
            <text:p>2.248</text:p>
          </table:table-cell>
          <table:table-cell office:value-type="float" office:value="1.239">
            <text:p>1.239</text:p>
          </table:table-cell>
          <table:table-cell office:value-type="float" office:value="1.007">
            <text:p>1.007</text:p>
          </table:table-cell>
          <table:table-cell table:formula="of:=[.B13]-[.C13]" office:value-type="float" office:value="0.232">
            <text:p>0.232</text:p>
          </table:table-cell>
          <table:table-cell table:formula="of:=([.A13]-[.B13])/[.$A$2]*1000" office:value-type="float" office:value="1.01919191919192">
            <text:p>1.0191919192</text:p>
          </table:table-cell>
          <table:table-cell table:formula="of:=[.C13]/[.$B$2]*1000" office:value-type="float" office:value="1.01717171717172">
            <text:p>1.0171717172</text:p>
          </table:table-cell>
          <table:table-cell table:formula="of:=0-[.C13]" office:value-type="float" office:value="-1.007">
            <text:p>-1.007</text:p>
          </table:table-cell>
        </table:table-row>
        <table:table-row table:style-name="ro1">
          <table:table-cell office:value-type="float" office:value="2.552">
            <text:p>2.552</text:p>
          </table:table-cell>
          <table:table-cell office:value-type="float" office:value="1.415">
            <text:p>1.415</text:p>
          </table:table-cell>
          <table:table-cell office:value-type="float" office:value="1.134">
            <text:p>1.134</text:p>
          </table:table-cell>
          <table:table-cell table:formula="of:=[.B14]-[.C14]" office:value-type="float" office:value="0.281">
            <text:p>0.281</text:p>
          </table:table-cell>
          <table:table-cell table:formula="of:=([.A14]-[.B14])/[.$A$2]*1000" office:value-type="float" office:value="1.14848484848485">
            <text:p>1.1484848485</text:p>
          </table:table-cell>
          <table:table-cell table:formula="of:=[.C14]/[.$B$2]*1000" office:value-type="float" office:value="1.14545454545455">
            <text:p>1.1454545455</text:p>
          </table:table-cell>
          <table:table-cell table:formula="of:=0-[.C14]" office:value-type="float" office:value="-1.134">
            <text:p>-1.134</text:p>
          </table:table-cell>
        </table:table-row>
        <table:table-row table:style-name="ro1">
          <table:table-cell office:value-type="float" office:value="2.796">
            <text:p>2.796</text:p>
          </table:table-cell>
          <table:table-cell office:value-type="float" office:value="1.56">
            <text:p>1.56</text:p>
          </table:table-cell>
          <table:table-cell office:value-type="float" office:value="1.234">
            <text:p>1.234</text:p>
          </table:table-cell>
          <table:table-cell table:formula="of:=[.B15]-[.C15]" office:value-type="float" office:value="0.326">
            <text:p>0.326</text:p>
          </table:table-cell>
          <table:table-cell table:formula="of:=([.A15]-[.B15])/[.$A$2]*1000" office:value-type="float" office:value="1.24848484848485">
            <text:p>1.2484848485</text:p>
          </table:table-cell>
          <table:table-cell table:formula="of:=[.C15]/[.$B$2]*1000" office:value-type="float" office:value="1.24646464646465">
            <text:p>1.2464646465</text:p>
          </table:table-cell>
          <table:table-cell table:formula="of:=0-[.C15]" office:value-type="float" office:value="-1.234">
            <text:p>-1.234</text:p>
          </table:table-cell>
        </table:table-row>
        <table:table-row table:style-name="ro1">
          <table:table-cell office:value-type="float" office:value="3.154">
            <text:p>3.154</text:p>
          </table:table-cell>
          <table:table-cell office:value-type="float" office:value="1.778">
            <text:p>1.778</text:p>
          </table:table-cell>
          <table:table-cell office:value-type="float" office:value="1.374">
            <text:p>1.374</text:p>
          </table:table-cell>
          <table:table-cell table:formula="of:=[.B16]-[.C16]" office:value-type="float" office:value="0.404">
            <text:p>0.404</text:p>
          </table:table-cell>
          <table:table-cell table:formula="of:=([.A16]-[.B16])/[.$A$2]*1000" office:value-type="float" office:value="1.38989898989899">
            <text:p>1.3898989899</text:p>
          </table:table-cell>
          <table:table-cell table:formula="of:=[.C16]/[.$B$2]*1000" office:value-type="float" office:value="1.38787878787879">
            <text:p>1.3878787879</text:p>
          </table:table-cell>
          <table:table-cell table:formula="of:=0-[.C16]" office:value-type="float" office:value="-1.374">
            <text:p>-1.374</text:p>
          </table:table-cell>
        </table:table-row>
        <table:table-row table:style-name="ro1">
          <table:table-cell office:value-type="float" office:value="3.624">
            <text:p>3.624</text:p>
          </table:table-cell>
          <table:table-cell office:value-type="float" office:value="2.077">
            <text:p>2.077</text:p>
          </table:table-cell>
          <table:table-cell office:value-type="float" office:value="1.544">
            <text:p>1.544</text:p>
          </table:table-cell>
          <table:table-cell table:formula="of:=[.B17]-[.C17]" office:value-type="float" office:value="0.533">
            <text:p>0.533</text:p>
          </table:table-cell>
          <table:table-cell table:formula="of:=([.A17]-[.B17])/[.$A$2]*1000" office:value-type="float" office:value="1.56262626262626">
            <text:p>1.5626262626</text:p>
          </table:table-cell>
          <table:table-cell table:formula="of:=[.C17]/[.$B$2]*1000" office:value-type="float" office:value="1.55959595959596">
            <text:p>1.5595959596</text:p>
          </table:table-cell>
          <table:table-cell table:formula="of:=0-[.C17]" office:value-type="float" office:value="-1.544">
            <text:p>-1.544</text:p>
          </table:table-cell>
        </table:table-row>
        <table:table-row table:style-name="ro1">
          <table:table-cell office:value-type="float" office:value="3.997">
            <text:p>3.997</text:p>
          </table:table-cell>
          <table:table-cell office:value-type="float" office:value="2.331">
            <text:p>2.331</text:p>
          </table:table-cell>
          <table:table-cell office:value-type="float" office:value="1.662">
            <text:p>1.662</text:p>
          </table:table-cell>
          <table:table-cell table:formula="of:=[.B18]-[.C18]" office:value-type="float" office:value="0.669">
            <text:p>0.669</text:p>
          </table:table-cell>
          <table:table-cell table:formula="of:=([.A18]-[.B18])/[.$A$2]*1000" office:value-type="float" office:value="1.68282828282828">
            <text:p>1.6828282828</text:p>
          </table:table-cell>
          <table:table-cell table:formula="of:=[.C18]/[.$B$2]*1000" office:value-type="float" office:value="1.67878787878788">
            <text:p>1.6787878788</text:p>
          </table:table-cell>
          <table:table-cell table:formula="of:=0-[.C18]" office:value-type="float" office:value="-1.662">
            <text:p>-1.662</text:p>
          </table:table-cell>
        </table:table-row>
        <table:table-row table:style-name="ro1">
          <table:table-cell office:value-type="float" office:value="4.338">
            <text:p>4.338</text:p>
          </table:table-cell>
          <table:table-cell office:value-type="float" office:value="2.547">
            <text:p>2.547</text:p>
          </table:table-cell>
          <table:table-cell office:value-type="float" office:value="1.743">
            <text:p>1.743</text:p>
          </table:table-cell>
          <table:table-cell table:formula="of:=[.B19]-[.C19]" office:value-type="float" office:value="0.804">
            <text:p>0.804</text:p>
          </table:table-cell>
          <table:table-cell table:formula="of:=([.A19]-[.B19])/[.$A$2]*1000" office:value-type="float" office:value="1.80909090909091">
            <text:p>1.8090909091</text:p>
          </table:table-cell>
          <table:table-cell table:formula="of:=[.C19]/[.$B$2]*1000" office:value-type="float" office:value="1.76060606060606">
            <text:p>1.7606060606</text:p>
          </table:table-cell>
          <table:table-cell table:formula="of:=0-[.C19]" office:value-type="float" office:value="-1.743">
            <text:p>-1.743</text:p>
          </table:table-cell>
        </table:table-row>
        <table:table-row table:style-name="ro1">
          <table:table-cell office:value-type="float" office:value="4.913">
            <text:p>4.913</text:p>
          </table:table-cell>
          <table:table-cell office:value-type="float" office:value="3.064">
            <text:p>3.064</text:p>
          </table:table-cell>
          <table:table-cell office:value-type="float" office:value="1.846">
            <text:p>1.846</text:p>
          </table:table-cell>
          <table:table-cell table:formula="of:=[.B20]-[.C20]" office:value-type="float" office:value="1.218">
            <text:p>1.218</text:p>
          </table:table-cell>
          <table:table-cell table:formula="of:=([.A20]-[.B20])/[.$A$2]*1000" office:value-type="float" office:value="1.86767676767677">
            <text:p>1.8676767677</text:p>
          </table:table-cell>
          <table:table-cell table:formula="of:=[.C20]/[.$B$2]*1000" office:value-type="float" office:value="1.86464646464646">
            <text:p>1.8646464646</text:p>
          </table:table-cell>
          <table:table-cell table:formula="of:=0-[.C20]" office:value-type="float" office:value="-1.846">
            <text:p>-1.846</text:p>
          </table:table-cell>
        </table:table-row>
        <table:table-row table:style-name="ro1">
          <table:table-cell office:value-type="float" office:value="5.242">
            <text:p>5.242</text:p>
          </table:table-cell>
          <table:table-cell office:value-type="float" office:value="3.364">
            <text:p>3.364</text:p>
          </table:table-cell>
          <table:table-cell office:value-type="float" office:value="1.877">
            <text:p>1.877</text:p>
          </table:table-cell>
          <table:table-cell table:formula="of:=[.B21]-[.C21]" office:value-type="float" office:value="1.487">
            <text:p>1.487</text:p>
          </table:table-cell>
          <table:table-cell table:formula="of:=([.A21]-[.B21])/[.$A$2]*1000" office:value-type="float" office:value="1.8969696969697">
            <text:p>1.896969697</text:p>
          </table:table-cell>
          <table:table-cell table:formula="of:=[.C21]/[.$B$2]*1000" office:value-type="float" office:value="1.8959595959596">
            <text:p>1.895959596</text:p>
          </table:table-cell>
          <table:table-cell table:formula="of:=0-[.C21]" office:value-type="float" office:value="-1.877">
            <text:p>-1.877</text:p>
          </table:table-cell>
        </table:table-row>
        <table:table-row table:style-name="ro1">
          <table:table-cell office:value-type="float" office:value="6.273">
            <text:p>6.273</text:p>
          </table:table-cell>
          <table:table-cell office:value-type="float" office:value="4.348">
            <text:p>4.348</text:p>
          </table:table-cell>
          <table:table-cell office:value-type="float" office:value="1.924">
            <text:p>1.924</text:p>
          </table:table-cell>
          <table:table-cell table:formula="of:=[.B22]-[.C22]" office:value-type="float" office:value="2.424">
            <text:p>2.424</text:p>
          </table:table-cell>
          <table:table-cell table:formula="of:=([.A22]-[.B22])/[.$A$2]*1000" office:value-type="float" office:value="1.94444444444444">
            <text:p>1.9444444444</text:p>
          </table:table-cell>
          <table:table-cell table:formula="of:=[.C22]/[.$B$2]*1000" office:value-type="float" office:value="1.94343434343434">
            <text:p>1.9434343434</text:p>
          </table:table-cell>
          <table:table-cell table:formula="of:=0-[.C22]" office:value-type="float" office:value="-1.924">
            <text:p>-1.924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4.969">
            <text:p>4.969</text:p>
          </table:table-cell>
          <table:table-cell office:value-type="float" office:value="1.939">
            <text:p>1.939</text:p>
          </table:table-cell>
          <table:table-cell table:formula="of:=[.B23]-[.C23]" office:value-type="float" office:value="3.03">
            <text:p>3.03</text:p>
          </table:table-cell>
          <table:table-cell table:formula="of:=([.A23]-[.B23])/[.$A$2]*1000" office:value-type="float" office:value="1.96060606060606">
            <text:p>1.9606060606</text:p>
          </table:table-cell>
          <table:table-cell table:formula="of:=[.C23]/[.$B$2]*1000" office:value-type="float" office:value="1.95858585858586">
            <text:p>1.9585858586</text:p>
          </table:table-cell>
          <table:table-cell table:formula="of:=0-[.C23]" office:value-type="float" office:value="-1.939">
            <text:p>-1.939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5.406">
            <text:p>5.406</text:p>
          </table:table-cell>
          <table:table-cell office:value-type="float" office:value="1.947">
            <text:p>1.947</text:p>
          </table:table-cell>
          <table:table-cell table:formula="of:=[.B24]-[.C24]" office:value-type="float" office:value="3.459">
            <text:p>3.459</text:p>
          </table:table-cell>
          <table:table-cell table:formula="of:=([.A24]-[.B24])/[.$A$2]*1000" office:value-type="float" office:value="1.95353535353535">
            <text:p>1.9535353535</text:p>
          </table:table-cell>
          <table:table-cell table:formula="of:=[.C24]/[.$B$2]*1000" office:value-type="float" office:value="1.96666666666667">
            <text:p>1.9666666667</text:p>
          </table:table-cell>
          <table:table-cell table:formula="of:=0-[.C24]" office:value-type="float" office:value="-1.947">
            <text:p>-1.947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5.91">
            <text:p>5.91</text:p>
          </table:table-cell>
          <table:table-cell office:value-type="float" office:value="1.954">
            <text:p>1.954</text:p>
          </table:table-cell>
          <table:table-cell table:formula="of:=[.B25]-[.C25]" office:value-type="float" office:value="3.956">
            <text:p>3.956</text:p>
          </table:table-cell>
          <table:table-cell table:formula="of:=([.A25]-[.B25])/[.$A$2]*1000" office:value-type="float" office:value="1.96969696969697">
            <text:p>1.9696969697</text:p>
          </table:table-cell>
          <table:table-cell table:formula="of:=[.C25]/[.$B$2]*1000" office:value-type="float" office:value="1.97373737373737">
            <text:p>1.9737373737</text:p>
          </table:table-cell>
          <table:table-cell table:formula="of:=0-[.C25]" office:value-type="float" office:value="-1.954">
            <text:p>-1.954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6.25">
            <text:p>6.25</text:p>
          </table:table-cell>
          <table:table-cell office:value-type="float" office:value="1.959">
            <text:p>1.959</text:p>
          </table:table-cell>
          <table:table-cell table:formula="of:=[.B26]-[.C26]" office:value-type="float" office:value="4.291">
            <text:p>4.291</text:p>
          </table:table-cell>
          <table:table-cell table:formula="of:=([.A26]-[.B26])/[.$A$2]*1000" office:value-type="float" office:value="1.97979797979798">
            <text:p>1.9797979798</text:p>
          </table:table-cell>
          <table:table-cell table:formula="of:=[.C26]/[.$B$2]*1000" office:value-type="float" office:value="1.97878787878788">
            <text:p>1.9787878788</text:p>
          </table:table-cell>
          <table:table-cell table:formula="of:=0-[.C26]" office:value-type="float" office:value="-1.959">
            <text:p>-1.959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6.96">
            <text:p>6.96</text:p>
          </table:table-cell>
          <table:table-cell office:value-type="float" office:value="1.966">
            <text:p>1.966</text:p>
          </table:table-cell>
          <table:table-cell table:formula="of:=[.B27]-[.C27]" office:value-type="float" office:value="4.994">
            <text:p>4.994</text:p>
          </table:table-cell>
          <table:table-cell table:formula="of:=([.A27]-[.B27])/[.$A$2]*1000" office:value-type="float" office:value="1.97979797979798">
            <text:p>1.9797979798</text:p>
          </table:table-cell>
          <table:table-cell table:formula="of:=[.C27]/[.$B$2]*1000" office:value-type="float" office:value="1.98585858585859">
            <text:p>1.9858585859</text:p>
          </table:table-cell>
          <table:table-cell table:formula="of:=0-[.C27]" office:value-type="float" office:value="-1.966">
            <text:p>-1.966</text:p>
          </table:table-cell>
        </table:table-row>
        <table:table-row table:style-name="ro1">
          <table:table-cell office:value-type="float" office:value="10.19">
            <text:p>10.19</text:p>
          </table:table-cell>
          <table:table-cell office:value-type="float" office:value="8.21">
            <text:p>8.21</text:p>
          </table:table-cell>
          <table:table-cell office:value-type="float" office:value="1.977">
            <text:p>1.977</text:p>
          </table:table-cell>
          <table:table-cell table:formula="of:=[.B28]-[.C28]" office:value-type="float" office:value="6.233">
            <text:p>6.233</text:p>
          </table:table-cell>
          <table:table-cell table:formula="of:=([.A28]-[.B28])/[.$A$2]*1000" office:value-type="float" office:value="2">
            <text:p>2</text:p>
          </table:table-cell>
          <table:table-cell table:formula="of:=[.C28]/[.$B$2]*1000" office:value-type="float" office:value="1.9969696969697">
            <text:p>1.996969697</text:p>
          </table:table-cell>
          <table:table-cell table:formula="of:=0-[.C28]" office:value-type="float" office:value="-1.977">
            <text:p>-1.977</text:p>
          </table:table-cell>
        </table:table-row>
        <table:table-row table:style-name="ro1">
          <table:table-cell office:value-type="float" office:value="11.39">
            <text:p>11.39</text:p>
          </table:table-cell>
          <table:table-cell office:value-type="float" office:value="9.41">
            <text:p>9.41</text:p>
          </table:table-cell>
          <table:table-cell office:value-type="float" office:value="1.984">
            <text:p>1.984</text:p>
          </table:table-cell>
          <table:table-cell table:formula="of:=[.B29]-[.C29]" office:value-type="float" office:value="7.426">
            <text:p>7.426</text:p>
          </table:table-cell>
          <table:table-cell table:formula="of:=([.A29]-[.B29])/[.$A$2]*1000" office:value-type="float" office:value="2">
            <text:p>2</text:p>
          </table:table-cell>
          <table:table-cell table:formula="of:=[.C29]/[.$B$2]*1000" office:value-type="float" office:value="2.0040404040404">
            <text:p>2.004040404</text:p>
          </table:table-cell>
          <table:table-cell table:formula="of:=0-[.C29]" office:value-type="float" office:value="-1.984">
            <text:p>-1.984</text:p>
          </table:table-cell>
        </table:table-row>
        <table:table-row table:style-name="ro1">
          <table:table-cell office:value-type="float" office:value="12.11">
            <text:p>12.11</text:p>
          </table:table-cell>
          <table:table-cell office:value-type="float" office:value="10.11">
            <text:p>10.11</text:p>
          </table:table-cell>
          <table:table-cell office:value-type="float" office:value="1.988">
            <text:p>1.988</text:p>
          </table:table-cell>
          <table:table-cell table:formula="of:=[.B30]-[.C30]" office:value-type="float" office:value="8.122">
            <text:p>8.122</text:p>
          </table:table-cell>
          <table:table-cell table:formula="of:=([.A30]-[.B30])/[.$A$2]*1000" office:value-type="float" office:value="2.02020202020202">
            <text:p>2.0202020202</text:p>
          </table:table-cell>
          <table:table-cell table:formula="of:=[.C30]/[.$B$2]*1000" office:value-type="float" office:value="2.00808080808081">
            <text:p>2.0080808081</text:p>
          </table:table-cell>
          <table:table-cell table:formula="of:=0-[.C30]" office:value-type="float" office:value="-1.988">
            <text:p>-1.98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/>
          <table:table-cell table:style-name="ce2" office:value-type="string">
            <text:p>Pinout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number-columns-repeated="4"/>
        </table:table-row>
      </table:table>
      <table:table table:name="2sk170gr" table:style-name="ta1">
        <table:shapes>
          <draw:frame draw:z-index="0" draw:style-name="gr1" svg:width="6.2988in" svg:height="3.5429in" svg:x="7.152in" svg:y="0.6016in">
            <draw:object draw:notify-on-update-of-ranges="2sk170gr.E4:2sk170gr.E4 2sk170gr.D5:2sk170gr.D25 2sk170gr.E5:2sk170gr.E25 2sk170gr.D5:2sk170gr.D25 2sk170gr.F5:2sk170gr.F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3in" svg:height="3.5413in" svg:x="7.178in" svg:y="4.3957in">
            <draw:object draw:notify-on-update-of-ranges="2sk170gr.B5:2sk170gr.B25 2sk170gr.C5:2sk170gr.C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Rd</text:p>
          </table:table-cell>
          <table:table-cell office:value-type="string">
            <text:p>R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90">
            <text:p>9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dd</text:p>
          </table:table-cell>
          <table:table-cell office:value-type="string">
            <text:p>Vd</text:p>
          </table:table-cell>
          <table:table-cell office:value-type="string">
            <text:p>Vs</text:p>
          </table:table-cell>
          <table:table-cell office:value-type="string">
            <text:p>Vds</text:p>
          </table:table-cell>
          <table:table-cell office:value-type="string">
            <text:p>Ids (mA)</text:p>
          </table:table-cell>
          <table:table-cell office:value-type="string">
            <text:p>Ids (mA)</text:p>
          </table:table-cell>
          <table:table-cell office:value-type="string">
            <text:p>Vgs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table:number-columns-repeated="2" office:value-type="float" office:value="0.013">
            <text:p>0.013</text:p>
          </table:table-cell>
          <table:table-cell table:formula="of:=[.B5]-[.C5]" office:value-type="float" office:value="0">
            <text:p>0</text:p>
          </table:table-cell>
          <table:table-cell table:formula="of:=([.A5]-[.B5])/[.$A$2]*1000" office:value-type="float" office:value="0.0131313131313131">
            <text:p>0.0131313131</text:p>
          </table:table-cell>
          <table:table-cell table:formula="of:=[.C5]/[.$B$2]*1000" office:value-type="float" office:value="0.0131313131313131">
            <text:p>0.0131313131</text:p>
          </table:table-cell>
          <table:table-cell table:formula="of:=0-[.C5]" office:value-type="float" office:value="-0.013">
            <text:p>-0.013</text:p>
          </table:table-cell>
        </table:table-row>
        <table:table-row table:style-name="ro1">
          <table:table-cell office:value-type="float" office:value="0.088">
            <text:p>0.088</text:p>
          </table:table-cell>
          <table:table-cell office:value-type="float" office:value="0.045">
            <text:p>0.045</text:p>
          </table:table-cell>
          <table:table-cell office:value-type="float" office:value="0.043">
            <text:p>0.043</text:p>
          </table:table-cell>
          <table:table-cell table:formula="of:=[.B6]-[.C6]" office:value-type="float" office:value="0.002">
            <text:p>0.002</text:p>
          </table:table-cell>
          <table:table-cell table:formula="of:=([.A6]-[.B6])/[.$A$2]*1000" office:value-type="float" office:value="0.0434343434343434">
            <text:p>0.0434343434</text:p>
          </table:table-cell>
          <table:table-cell table:formula="of:=[.C6]/[.$B$2]*1000" office:value-type="float" office:value="0.0434343434343434">
            <text:p>0.0434343434</text:p>
          </table:table-cell>
          <table:table-cell table:formula="of:=0-[.C6]" office:value-type="float" office:value="-0.043">
            <text:p>-0.043</text:p>
          </table:table-cell>
        </table:table-row>
        <table:table-row table:style-name="ro1">
          <table:table-cell office:value-type="float" office:value="0.229">
            <text:p>0.229</text:p>
          </table:table-cell>
          <table:table-cell office:value-type="float" office:value="0.118">
            <text:p>0.118</text:p>
          </table:table-cell>
          <table:table-cell office:value-type="float" office:value="0.11">
            <text:p>0.11</text:p>
          </table:table-cell>
          <table:table-cell table:formula="of:=[.B7]-[.C7]" office:value-type="float" office:value="0.00800000000000001">
            <text:p>0.008</text:p>
          </table:table-cell>
          <table:table-cell table:formula="of:=([.A7]-[.B7])/[.$A$2]*1000" office:value-type="float" office:value="0.112121212121212">
            <text:p>0.1121212121</text:p>
          </table:table-cell>
          <table:table-cell table:formula="of:=[.C7]/[.$B$2]*1000" office:value-type="float" office:value="0.111111111111111">
            <text:p>0.1111111111</text:p>
          </table:table-cell>
          <table:table-cell table:formula="of:=0-[.C7]" office:value-type="float" office:value="-0.11">
            <text:p>-0.11</text:p>
          </table:table-cell>
        </table:table-row>
        <table:table-row table:style-name="ro1">
          <table:table-cell office:value-type="float" office:value="0.285">
            <text:p>0.285</text:p>
          </table:table-cell>
          <table:table-cell office:value-type="float" office:value="0.152">
            <text:p>0.152</text:p>
          </table:table-cell>
          <table:table-cell office:value-type="float" office:value="0.141">
            <text:p>0.141</text:p>
          </table:table-cell>
          <table:table-cell table:formula="of:=[.B8]-[.C8]" office:value-type="float" office:value="0.011">
            <text:p>0.011</text:p>
          </table:table-cell>
          <table:table-cell table:formula="of:=([.A8]-[.B8])/[.$A$2]*1000" office:value-type="float" office:value="0.134343434343434">
            <text:p>0.1343434343</text:p>
          </table:table-cell>
          <table:table-cell table:formula="of:=[.C8]/[.$B$2]*1000" office:value-type="float" office:value="0.142424242424242">
            <text:p>0.1424242424</text:p>
          </table:table-cell>
          <table:table-cell table:formula="of:=0-[.C8]" office:value-type="float" office:value="-0.141">
            <text:p>-0.141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189">
            <text:p>0.189</text:p>
          </table:table-cell>
          <table:table-cell office:value-type="float" office:value="0.171">
            <text:p>0.171</text:p>
          </table:table-cell>
          <table:table-cell table:formula="of:=[.B9]-[.C9]" office:value-type="float" office:value="0.018">
            <text:p>0.018</text:p>
          </table:table-cell>
          <table:table-cell table:formula="of:=([.A9]-[.B9])/[.$A$2]*1000" office:value-type="float" office:value="0.172727272727273">
            <text:p>0.1727272727</text:p>
          </table:table-cell>
          <table:table-cell table:formula="of:=[.C9]/[.$B$2]*1000" office:value-type="float" office:value="0.172727272727273">
            <text:p>0.1727272727</text:p>
          </table:table-cell>
          <table:table-cell table:formula="of:=0-[.C9]" office:value-type="float" office:value="-0.171">
            <text:p>-0.171</text:p>
          </table:table-cell>
        </table:table-row>
        <table:table-row table:style-name="ro1">
          <table:table-cell office:value-type="float" office:value="0.428">
            <text:p>0.428</text:p>
          </table:table-cell>
          <table:table-cell office:value-type="float" office:value="0.229">
            <text:p>0.229</text:p>
          </table:table-cell>
          <table:table-cell office:value-type="float" office:value="0.201">
            <text:p>0.201</text:p>
          </table:table-cell>
          <table:table-cell table:formula="of:=[.B10]-[.C10]" office:value-type="float" office:value="0.028">
            <text:p>0.028</text:p>
          </table:table-cell>
          <table:table-cell table:formula="of:=([.A10]-[.B10])/[.$A$2]*1000" office:value-type="float" office:value="0.201010101010101">
            <text:p>0.201010101</text:p>
          </table:table-cell>
          <table:table-cell table:formula="of:=[.C10]/[.$B$2]*1000" office:value-type="float" office:value="0.203030303030303">
            <text:p>0.203030303</text:p>
          </table:table-cell>
          <table:table-cell table:formula="of:=0-[.C10]" office:value-type="float" office:value="-0.201">
            <text:p>-0.201</text:p>
          </table:table-cell>
        </table:table-row>
        <table:table-row table:style-name="ro1">
          <table:table-cell office:value-type="float" office:value="0.593">
            <text:p>0.593</text:p>
          </table:table-cell>
          <table:table-cell office:value-type="float" office:value="0.345">
            <text:p>0.345</text:p>
          </table:table-cell>
          <table:table-cell office:value-type="float" office:value="0.248">
            <text:p>0.248</text:p>
          </table:table-cell>
          <table:table-cell table:formula="of:=[.B11]-[.C11]" office:value-type="float" office:value="0.097">
            <text:p>0.097</text:p>
          </table:table-cell>
          <table:table-cell table:formula="of:=([.A11]-[.B11])/[.$A$2]*1000" office:value-type="float" office:value="0.25050505050505">
            <text:p>0.2505050505</text:p>
          </table:table-cell>
          <table:table-cell table:formula="of:=[.C11]/[.$B$2]*1000" office:value-type="float" office:value="0.25050505050505">
            <text:p>0.2505050505</text:p>
          </table:table-cell>
          <table:table-cell table:formula="of:=0-[.C11]" office:value-type="float" office:value="-0.248">
            <text:p>-0.248</text:p>
          </table:table-cell>
        </table:table-row>
        <table:table-row table:style-name="ro1">
          <table:table-cell office:value-type="float" office:value="0.739">
            <text:p>0.739</text:p>
          </table:table-cell>
          <table:table-cell office:value-type="float" office:value="0.483">
            <text:p>0.483</text:p>
          </table:table-cell>
          <table:table-cell office:value-type="float" office:value="0.259">
            <text:p>0.259</text:p>
          </table:table-cell>
          <table:table-cell table:formula="of:=[.B12]-[.C12]" office:value-type="float" office:value="0.224">
            <text:p>0.224</text:p>
          </table:table-cell>
          <table:table-cell table:formula="of:=([.A12]-[.B12])/[.$A$2]*1000" office:value-type="float" office:value="0.258585858585859">
            <text:p>0.2585858586</text:p>
          </table:table-cell>
          <table:table-cell table:formula="of:=[.C12]/[.$B$2]*1000" office:value-type="float" office:value="0.261616161616162">
            <text:p>0.2616161616</text:p>
          </table:table-cell>
          <table:table-cell table:formula="of:=0-[.C12]" office:value-type="float" office:value="-0.259">
            <text:p>-0.259</text:p>
          </table:table-cell>
        </table:table-row>
        <table:table-row table:style-name="ro1">
          <table:table-cell office:value-type="float" office:value="0.886">
            <text:p>0.886</text:p>
          </table:table-cell>
          <table:table-cell office:value-type="float" office:value="0.625">
            <text:p>0.625</text:p>
          </table:table-cell>
          <table:table-cell office:value-type="float" office:value="0.262">
            <text:p>0.262</text:p>
          </table:table-cell>
          <table:table-cell table:formula="of:=[.B13]-[.C13]" office:value-type="float" office:value="0.363">
            <text:p>0.363</text:p>
          </table:table-cell>
          <table:table-cell table:formula="of:=([.A13]-[.B13])/[.$A$2]*1000" office:value-type="float" office:value="0.263636363636364">
            <text:p>0.2636363636</text:p>
          </table:table-cell>
          <table:table-cell table:formula="of:=[.C13]/[.$B$2]*1000" office:value-type="float" office:value="0.264646464646465">
            <text:p>0.2646464646</text:p>
          </table:table-cell>
          <table:table-cell table:formula="of:=0-[.C13]" office:value-type="float" office:value="-0.262">
            <text:p>-0.262</text:p>
          </table:table-cell>
        </table:table-row>
        <table:table-row table:style-name="ro1">
          <table:table-cell office:value-type="float" office:value="1.143">
            <text:p>1.143</text:p>
          </table:table-cell>
          <table:table-cell office:value-type="float" office:value="0.88">
            <text:p>0.88</text:p>
          </table:table-cell>
          <table:table-cell office:value-type="float" office:value="0.265">
            <text:p>0.265</text:p>
          </table:table-cell>
          <table:table-cell table:formula="of:=[.B14]-[.C14]" office:value-type="float" office:value="0.615">
            <text:p>0.615</text:p>
          </table:table-cell>
          <table:table-cell table:formula="of:=([.A14]-[.B14])/[.$A$2]*1000" office:value-type="float" office:value="0.265656565656566">
            <text:p>0.2656565657</text:p>
          </table:table-cell>
          <table:table-cell table:formula="of:=[.C14]/[.$B$2]*1000" office:value-type="float" office:value="0.267676767676768">
            <text:p>0.2676767677</text:p>
          </table:table-cell>
          <table:table-cell table:formula="of:=0-[.C14]" office:value-type="float" office:value="-0.265">
            <text:p>-0.265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1.162">
            <text:p>1.162</text:p>
          </table:table-cell>
          <table:table-cell office:value-type="float" office:value="0.267">
            <text:p>0.267</text:p>
          </table:table-cell>
          <table:table-cell table:formula="of:=[.B15]-[.C15]" office:value-type="float" office:value="0.895">
            <text:p>0.895</text:p>
          </table:table-cell>
          <table:table-cell table:formula="of:=([.A15]-[.B15])/[.$A$2]*1000" office:value-type="float" office:value="0.270707070707071">
            <text:p>0.2707070707</text:p>
          </table:table-cell>
          <table:table-cell table:formula="of:=[.C15]/[.$B$2]*1000" office:value-type="float" office:value="0.26969696969697">
            <text:p>0.2696969697</text:p>
          </table:table-cell>
          <table:table-cell table:formula="of:=0-[.C15]" office:value-type="float" office:value="-0.267">
            <text:p>-0.267</text:p>
          </table:table-cell>
        </table:table-row>
        <table:table-row table:style-name="ro1">
          <table:table-cell office:value-type="float" office:value="1.725">
            <text:p>1.725</text:p>
          </table:table-cell>
          <table:table-cell office:value-type="float" office:value="1.456">
            <text:p>1.456</text:p>
          </table:table-cell>
          <table:table-cell office:value-type="float" office:value="0.269">
            <text:p>0.269</text:p>
          </table:table-cell>
          <table:table-cell table:formula="of:=[.B16]-[.C16]" office:value-type="float" office:value="1.187">
            <text:p>1.187</text:p>
          </table:table-cell>
          <table:table-cell table:formula="of:=([.A16]-[.B16])/[.$A$2]*1000" office:value-type="float" office:value="0.271717171717172">
            <text:p>0.2717171717</text:p>
          </table:table-cell>
          <table:table-cell table:formula="of:=[.C16]/[.$B$2]*1000" office:value-type="float" office:value="0.271717171717172">
            <text:p>0.2717171717</text:p>
          </table:table-cell>
          <table:table-cell table:formula="of:=0-[.C16]" office:value-type="float" office:value="-0.269">
            <text:p>-0.269</text:p>
          </table:table-cell>
        </table:table-row>
        <table:table-row table:style-name="ro1">
          <table:table-cell office:value-type="float" office:value="1.945">
            <text:p>1.945</text:p>
          </table:table-cell>
          <table:table-cell office:value-type="float" office:value="1.675">
            <text:p>1.675</text:p>
          </table:table-cell>
          <table:table-cell office:value-type="float" office:value="0.27">
            <text:p>0.27</text:p>
          </table:table-cell>
          <table:table-cell table:formula="of:=[.B17]-[.C17]" office:value-type="float" office:value="1.405">
            <text:p>1.405</text:p>
          </table:table-cell>
          <table:table-cell table:formula="of:=([.A17]-[.B17])/[.$A$2]*1000" office:value-type="float" office:value="0.272727272727273">
            <text:p>0.2727272727</text:p>
          </table:table-cell>
          <table:table-cell table:formula="of:=[.C17]/[.$B$2]*1000" office:value-type="float" office:value="0.272727272727273">
            <text:p>0.2727272727</text:p>
          </table:table-cell>
          <table:table-cell table:formula="of:=0-[.C17]" office:value-type="float" office:value="-0.27">
            <text:p>-0.27</text:p>
          </table:table-cell>
        </table:table-row>
        <table:table-row table:style-name="ro1">
          <table:table-cell office:value-type="float" office:value="2.185">
            <text:p>2.185</text:p>
          </table:table-cell>
          <table:table-cell office:value-type="float" office:value="1.914">
            <text:p>1.914</text:p>
          </table:table-cell>
          <table:table-cell office:value-type="float" office:value="0.271">
            <text:p>0.271</text:p>
          </table:table-cell>
          <table:table-cell table:formula="of:=[.B18]-[.C18]" office:value-type="float" office:value="1.643">
            <text:p>1.643</text:p>
          </table:table-cell>
          <table:table-cell table:formula="of:=([.A18]-[.B18])/[.$A$2]*1000" office:value-type="float" office:value="0.273737373737374">
            <text:p>0.2737373737</text:p>
          </table:table-cell>
          <table:table-cell table:formula="of:=[.C18]/[.$B$2]*1000" office:value-type="float" office:value="0.273737373737374">
            <text:p>0.2737373737</text:p>
          </table:table-cell>
          <table:table-cell table:formula="of:=0-[.C18]" office:value-type="float" office:value="-0.271">
            <text:p>-0.271</text:p>
          </table:table-cell>
        </table:table-row>
        <table:table-row table:style-name="ro1">
          <table:table-cell office:value-type="float" office:value="2.548">
            <text:p>2.548</text:p>
          </table:table-cell>
          <table:table-cell office:value-type="float" office:value="2.276">
            <text:p>2.276</text:p>
          </table:table-cell>
          <table:table-cell office:value-type="float" office:value="0.272">
            <text:p>0.272</text:p>
          </table:table-cell>
          <table:table-cell table:formula="of:=[.B19]-[.C19]" office:value-type="float" office:value="2.004">
            <text:p>2.004</text:p>
          </table:table-cell>
          <table:table-cell table:formula="of:=([.A19]-[.B19])/[.$A$2]*1000" office:value-type="float" office:value="0.274747474747475">
            <text:p>0.2747474747</text:p>
          </table:table-cell>
          <table:table-cell table:formula="of:=[.C19]/[.$B$2]*1000" office:value-type="float" office:value="0.274747474747475">
            <text:p>0.2747474747</text:p>
          </table:table-cell>
          <table:table-cell table:formula="of:=0-[.C19]" office:value-type="float" office:value="-0.272">
            <text:p>-0.272</text:p>
          </table:table-cell>
        </table:table-row>
        <table:table-row table:style-name="ro1">
          <table:table-cell office:value-type="float" office:value="2.829">
            <text:p>2.829</text:p>
          </table:table-cell>
          <table:table-cell office:value-type="float" office:value="2.556">
            <text:p>2.556</text:p>
          </table:table-cell>
          <table:table-cell office:value-type="float" office:value="0.272">
            <text:p>0.272</text:p>
          </table:table-cell>
          <table:table-cell table:formula="of:=[.B20]-[.C20]" office:value-type="float" office:value="2.284">
            <text:p>2.284</text:p>
          </table:table-cell>
          <table:table-cell table:formula="of:=([.A20]-[.B20])/[.$A$2]*1000" office:value-type="float" office:value="0.275757575757576">
            <text:p>0.2757575758</text:p>
          </table:table-cell>
          <table:table-cell table:formula="of:=[.C20]/[.$B$2]*1000" office:value-type="float" office:value="0.274747474747475">
            <text:p>0.2747474747</text:p>
          </table:table-cell>
          <table:table-cell table:formula="of:=0-[.C20]" office:value-type="float" office:value="-0.272">
            <text:p>-0.272</text:p>
          </table:table-cell>
        </table:table-row>
        <table:table-row table:style-name="ro1">
          <table:table-cell office:value-type="float" office:value="3.216">
            <text:p>3.216</text:p>
          </table:table-cell>
          <table:table-cell office:value-type="float" office:value="2.942">
            <text:p>2.942</text:p>
          </table:table-cell>
          <table:table-cell office:value-type="float" office:value="0.273">
            <text:p>0.273</text:p>
          </table:table-cell>
          <table:table-cell table:formula="of:=[.B21]-[.C21]" office:value-type="float" office:value="2.669">
            <text:p>2.669</text:p>
          </table:table-cell>
          <table:table-cell table:formula="of:=([.A21]-[.B21])/[.$A$2]*1000" office:value-type="float" office:value="0.276767676767677">
            <text:p>0.2767676768</text:p>
          </table:table-cell>
          <table:table-cell table:formula="of:=[.C21]/[.$B$2]*1000" office:value-type="float" office:value="0.275757575757576">
            <text:p>0.2757575758</text:p>
          </table:table-cell>
          <table:table-cell table:formula="of:=0-[.C21]" office:value-type="float" office:value="-0.273">
            <text:p>-0.273</text:p>
          </table:table-cell>
        </table:table-row>
        <table:table-row table:style-name="ro1">
          <table:table-cell office:value-type="float" office:value="3.719">
            <text:p>3.719</text:p>
          </table:table-cell>
          <table:table-cell office:value-type="float" office:value="3.445">
            <text:p>3.445</text:p>
          </table:table-cell>
          <table:table-cell office:value-type="float" office:value="0.274">
            <text:p>0.274</text:p>
          </table:table-cell>
          <table:table-cell table:formula="of:=[.B22]-[.C22]" office:value-type="float" office:value="3.171">
            <text:p>3.171</text:p>
          </table:table-cell>
          <table:table-cell table:formula="of:=([.A22]-[.B22])/[.$A$2]*1000" office:value-type="float" office:value="0.276767676767677">
            <text:p>0.2767676768</text:p>
          </table:table-cell>
          <table:table-cell table:formula="of:=[.C22]/[.$B$2]*1000" office:value-type="float" office:value="0.276767676767677">
            <text:p>0.2767676768</text:p>
          </table:table-cell>
          <table:table-cell table:formula="of:=0-[.C22]" office:value-type="float" office:value="-0.274">
            <text:p>-0.274</text:p>
          </table:table-cell>
        </table:table-row>
        <table:table-row table:style-name="ro1">
          <table:table-cell office:value-type="float" office:value="4.855">
            <text:p>4.855</text:p>
          </table:table-cell>
          <table:table-cell office:value-type="float" office:value="4.58">
            <text:p>4.58</text:p>
          </table:table-cell>
          <table:table-cell office:value-type="float" office:value="0.275">
            <text:p>0.275</text:p>
          </table:table-cell>
          <table:table-cell table:formula="of:=[.B23]-[.C23]" office:value-type="float" office:value="4.305">
            <text:p>4.305</text:p>
          </table:table-cell>
          <table:table-cell table:formula="of:=([.A23]-[.B23])/[.$A$2]*1000" office:value-type="float" office:value="0.277777777777778">
            <text:p>0.2777777778</text:p>
          </table:table-cell>
          <table:table-cell table:formula="of:=[.C23]/[.$B$2]*1000" office:value-type="float" office:value="0.277777777777778">
            <text:p>0.2777777778</text:p>
          </table:table-cell>
          <table:table-cell table:formula="of:=0-[.C23]" office:value-type="float" office:value="-0.275">
            <text:p>-0.275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7.09">
            <text:p>7.09</text:p>
          </table:table-cell>
          <table:table-cell office:value-type="float" office:value="0.277">
            <text:p>0.277</text:p>
          </table:table-cell>
          <table:table-cell table:formula="of:=[.B24]-[.C24]" office:value-type="float" office:value="6.813">
            <text:p>6.813</text:p>
          </table:table-cell>
          <table:table-cell table:formula="of:=([.A24]-[.B24])/[.$A$2]*1000" office:value-type="float" office:value="0.282828282828283">
            <text:p>0.2828282828</text:p>
          </table:table-cell>
          <table:table-cell table:formula="of:=[.C24]/[.$B$2]*1000" office:value-type="float" office:value="0.27979797979798">
            <text:p>0.2797979798</text:p>
          </table:table-cell>
          <table:table-cell table:formula="of:=0-[.C24]" office:value-type="float" office:value="-0.277">
            <text:p>-0.2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72">
            <text:p>11.72</text:p>
          </table:table-cell>
          <table:table-cell office:value-type="float" office:value="0.28">
            <text:p>0.28</text:p>
          </table:table-cell>
          <table:table-cell table:formula="of:=[.B25]-[.C25]" office:value-type="float" office:value="11.44">
            <text:p>11.44</text:p>
          </table:table-cell>
          <table:table-cell table:formula="of:=([.A25]-[.B25])/[.$A$2]*1000" office:value-type="float" office:value="0.282828282828282">
            <text:p>0.2828282828</text:p>
          </table:table-cell>
          <table:table-cell table:formula="of:=[.C25]/[.$B$2]*1000" office:value-type="float" office:value="0.282828282828283">
            <text:p>0.2828282828</text:p>
          </table:table-cell>
          <table:table-cell table:formula="of:=0-[.C25]" office:value-type="float" office:value="-0.28">
            <text:p>-0.28</text:p>
          </table:table-cell>
        </table:table-row>
      </table:table>
      <table:table table:name="2Vds_2SK170gr" table:style-name="ta1">
        <table:shapes>
          <draw:frame draw:z-index="0" draw:style-name="gr1" svg:width="6.2988in" svg:height="3.5429in" svg:x="5.3736in" svg:y="0.6016in">
            <draw:object draw:notify-on-update-of-ranges="2Vds_2SK170gr.D5:2Vds_2SK170gr.D15 2Vds_2SK170gr.E5:2Vds_2SK170gr.E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Rs</text:p>
          </table:table-cell>
          <table:table-cell table:number-columns-repeated="5"/>
        </table:table-row>
        <table:table-row table:style-name="ro1">
          <table:table-cell table:formula="of:=990" office:value-type="float" office:value="990">
            <text:p>99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-Vg</text:p>
          </table:table-cell>
          <table:table-cell office:value-type="string">
            <text:p>Vd</text:p>
          </table:table-cell>
          <table:table-cell office:value-type="string">
            <text:p>Vs</text:p>
          </table:table-cell>
          <table:table-cell office:value-type="string">
            <text:p>Vgs</text:p>
          </table:table-cell>
          <table:table-cell office:value-type="string">
            <text:p>Ids (mA)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18">
            <text:p>2.018</text:p>
          </table:table-cell>
          <table:table-cell office:value-type="float" office:value="0.275">
            <text:p>0.275</text:p>
          </table:table-cell>
          <table:table-cell table:formula="of:=-[.A5]-[.C5]" office:value-type="float" office:value="-0.275">
            <text:p>-0.275</text:p>
          </table:table-cell>
          <table:table-cell table:formula="of:=[.C5]/[.$A$2]*1000" office:value-type="float" office:value="0.277777777777778">
            <text:p>0.2777777778</text:p>
          </table:table-cell>
          <table:table-cell table:formula="of:=([.E5]-[.E6])/([.D5]-[.D6])" office:value-type="float" office:value="0">
            <text:p>#DIV/0!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.019">
            <text:p>2.019</text:p>
          </table:table-cell>
          <table:table-cell office:value-type="float" office:value="0.255">
            <text:p>0.255</text:p>
          </table:table-cell>
          <table:table-cell table:formula="of:=-[.A6]-[.C6]" office:value-type="float" office:value="-0.275">
            <text:p>-0.275</text:p>
          </table:table-cell>
          <table:table-cell table:formula="of:=[.C6]/[.$A$2]*1000" office:value-type="float" office:value="0.257575757575758">
            <text:p>0.2575757576</text:p>
          </table:table-cell>
          <table:table-cell table:formula="of:=([.E6]-[.E7])/([.D6]-[.D7])" office:value-type="float" office:value="5.17676767676768">
            <text:p>5.1767676768</text:p>
          </table:table-cell>
        </table:table-row>
        <table:table-row table:style-name="ro1">
          <table:table-cell office:value-type="float" office:value="0.069">
            <text:p>0.069</text:p>
          </table:table-cell>
          <table:table-cell office:value-type="float" office:value="2.019">
            <text:p>2.019</text:p>
          </table:table-cell>
          <table:table-cell office:value-type="float" office:value="0.214">
            <text:p>0.214</text:p>
          </table:table-cell>
          <table:table-cell table:formula="of:=-[.A7]-[.C7]" office:value-type="float" office:value="-0.283">
            <text:p>-0.283</text:p>
          </table:table-cell>
          <table:table-cell table:formula="of:=[.C7]/[.$A$2]*1000" office:value-type="float" office:value="0.216161616161616">
            <text:p>0.2161616162</text:p>
          </table:table-cell>
          <table:table-cell table:formula="of:=([.E7]-[.E8])/([.D7]-[.D8])" office:value-type="float" office:value="4.37710437710437">
            <text:p>4.3771043771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2.02">
            <text:p>2.02</text:p>
          </table:table-cell>
          <table:table-cell office:value-type="float" office:value="0.201">
            <text:p>0.201</text:p>
          </table:table-cell>
          <table:table-cell table:formula="of:=-[.A8]-[.C8]" office:value-type="float" office:value="-0.286">
            <text:p>-0.286</text:p>
          </table:table-cell>
          <table:table-cell table:formula="of:=[.C8]/[.$A$2]*1000" office:value-type="float" office:value="0.203030303030303">
            <text:p>0.203030303</text:p>
          </table:table-cell>
          <table:table-cell table:formula="of:=([.E8]-[.E9])/([.D8]-[.D9])" office:value-type="float" office:value="3.83838383838387">
            <text:p>3.8383838384</text:p>
          </table:table-cell>
        </table:table-row>
        <table:table-row table:style-name="ro1">
          <table:table-cell office:value-type="float" office:value="0.109">
            <text:p>0.109</text:p>
          </table:table-cell>
          <table:table-cell office:value-type="float" office:value="2.02">
            <text:p>2.02</text:p>
          </table:table-cell>
          <table:table-cell office:value-type="float" office:value="0.182">
            <text:p>0.182</text:p>
          </table:table-cell>
          <table:table-cell table:formula="of:=-[.A9]-[.C9]" office:value-type="float" office:value="-0.291">
            <text:p>-0.291</text:p>
          </table:table-cell>
          <table:table-cell table:formula="of:=[.C9]/[.$A$2]*1000" office:value-type="float" office:value="0.183838383838384">
            <text:p>0.1838383838</text:p>
          </table:table-cell>
          <table:table-cell table:formula="of:=([.E9]-[.E10])/([.D9]-[.D10])" office:value-type="float" office:value="3.83838383838381">
            <text:p>3.8383838384</text:p>
          </table:table-cell>
        </table:table-row>
        <table:table-row table:style-name="ro1">
          <table:table-cell office:value-type="float" office:value="0.157">
            <text:p>0.157</text:p>
          </table:table-cell>
          <table:table-cell office:value-type="float" office:value="2.02">
            <text:p>2.02</text:p>
          </table:table-cell>
          <table:table-cell office:value-type="float" office:value="0.144">
            <text:p>0.144</text:p>
          </table:table-cell>
          <table:table-cell table:formula="of:=-[.A10]-[.C10]" office:value-type="float" office:value="-0.301">
            <text:p>-0.301</text:p>
          </table:table-cell>
          <table:table-cell table:formula="of:=[.C10]/[.$A$2]*1000" office:value-type="float" office:value="0.145454545454545">
            <text:p>0.1454545455</text:p>
          </table:table-cell>
          <table:table-cell table:formula="of:=([.E10]-[.E11])/([.D10]-[.D11])" office:value-type="float" office:value="3.8159371492705">
            <text:p>3.8159371493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.021">
            <text:p>2.021</text:p>
          </table:table-cell>
          <table:table-cell office:value-type="float" office:value="0.11">
            <text:p>0.11</text:p>
          </table:table-cell>
          <table:table-cell table:formula="of:=-[.A11]-[.C11]" office:value-type="float" office:value="-0.31">
            <text:p>-0.31</text:p>
          </table:table-cell>
          <table:table-cell table:formula="of:=[.C11]/[.$A$2]*1000" office:value-type="float" office:value="0.111111111111111">
            <text:p>0.1111111111</text:p>
          </table:table-cell>
          <table:table-cell table:formula="of:=([.E11]-[.E12])/([.D11]-[.D12])" office:value-type="float" office:value="2.07336523125997">
            <text:p>2.0733652313</text:p>
          </table:table-cell>
        </table:table-row>
        <table:table-row table:style-name="ro1">
          <table:table-cell office:value-type="float" office:value="0.258">
            <text:p>0.258</text:p>
          </table:table-cell>
          <table:table-cell office:value-type="float" office:value="2.021">
            <text:p>2.021</text:p>
          </table:table-cell>
          <table:table-cell office:value-type="float" office:value="0.071">
            <text:p>0.071</text:p>
          </table:table-cell>
          <table:table-cell table:formula="of:=-[.A12]-[.C12]" office:value-type="float" office:value="-0.329">
            <text:p>-0.329</text:p>
          </table:table-cell>
          <table:table-cell table:formula="of:=[.C12]/[.$A$2]*1000" office:value-type="float" office:value="0.0717171717171717">
            <text:p>0.0717171717</text:p>
          </table:table-cell>
          <table:table-cell table:formula="of:=([.E12]-[.E13])/([.D12]-[.D13])" office:value-type="float" office:value="1.81818181818182">
            <text:p>1.8181818182</text:p>
          </table:table-cell>
        </table:table-row>
        <table:table-row table:style-name="ro1">
          <table:table-cell office:value-type="float" office:value="0.286">
            <text:p>0.286</text:p>
          </table:table-cell>
          <table:table-cell office:value-type="float" office:value="2.021">
            <text:p>2.021</text:p>
          </table:table-cell>
          <table:table-cell office:value-type="float" office:value="0.053">
            <text:p>0.053</text:p>
          </table:table-cell>
          <table:table-cell table:formula="of:=-[.A13]-[.C13]" office:value-type="float" office:value="-0.339">
            <text:p>-0.339</text:p>
          </table:table-cell>
          <table:table-cell table:formula="of:=[.C13]/[.$A$2]*1000" office:value-type="float" office:value="0.0535353535353535">
            <text:p>0.0535353535</text:p>
          </table:table-cell>
          <table:table-cell table:formula="of:=([.E13]-[.E14])/([.D13]-[.D14])" office:value-type="float" office:value="1.01010101010101">
            <text:p>1.0101010101</text:p>
          </table:table-cell>
        </table:table-row>
        <table:table-row table:style-name="ro1">
          <table:table-cell office:value-type="float" office:value="0.342">
            <text:p>0.342</text:p>
          </table:table-cell>
          <table:table-cell office:value-type="float" office:value="2.022">
            <text:p>2.022</text:p>
          </table:table-cell>
          <table:table-cell office:value-type="float" office:value="0.025">
            <text:p>0.025</text:p>
          </table:table-cell>
          <table:table-cell table:formula="of:=-[.A14]-[.C14]" office:value-type="float" office:value="-0.367">
            <text:p>-0.367</text:p>
          </table:table-cell>
          <table:table-cell table:formula="of:=[.C14]/[.$A$2]*1000" office:value-type="float" office:value="0.0252525252525252">
            <text:p>0.0252525253</text:p>
          </table:table-cell>
          <table:table-cell table:formula="of:=([.E14]-[.E15])/([.D14]-[.D15])" office:value-type="float" office:value="0.478468899521531">
            <text:p>0.4784688995</text:p>
          </table:table-cell>
        </table:table-row>
        <table:table-row table:style-name="ro1">
          <table:table-cell office:value-type="float" office:value="0.398">
            <text:p>0.398</text:p>
          </table:table-cell>
          <table:table-cell office:value-type="float" office:value="2.022">
            <text:p>2.022</text:p>
          </table:table-cell>
          <table:table-cell office:value-type="float" office:value="0.007">
            <text:p>0.007</text:p>
          </table:table-cell>
          <table:table-cell table:formula="of:=-[.A15]-[.C15]" office:value-type="float" office:value="-0.405">
            <text:p>-0.405</text:p>
          </table:table-cell>
          <table:table-cell table:formula="of:=[.C15]/[.$A$2]*1000" office:value-type="float" office:value="0.00707070707070707">
            <text:p>0.0070707071</text:p>
          </table:table-cell>
          <table:table-cell table:formula="of:=([.E15]-[.E16])/([.D15]-[.D16])" office:value-type="float" office:value="-0.0174585359770545">
            <text:p>-0.017458536</text:p>
          </table:table-cell>
        </table:table-row>
      </table:table>
      <table:table table:name="Sheet4" table:style-name="ta1">
        <table:shapes>
          <draw:frame draw:z-index="0" draw:style-name="gr1" svg:width="9.3843in" svg:height="5.5516in" svg:x="5.7295in" svg:y="1.0102in">
            <draw:object draw:notify-on-update-of-ranges="Sheet4.D25:Sheet4.D37 Sheet4.E25:Sheet4.E37 Sheet4.D5:Sheet4.D20 Sheet4.E5:Sheet4.E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Rd2</text:p>
          </table:table-cell>
          <table:table-cell office:value-type="string">
            <text:p>Vdd</text:p>
          </table:table-cell>
          <table:table-cell table:number-columns-repeated="4"/>
          <table:table-cell table:formula="of:=0.000000005*100000000" office:value-type="float" office:value="0.5">
            <text:p>0.5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2.19">
            <text:p>12.1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-Vg</text:p>
          </table:table-cell>
          <table:table-cell office:value-type="string">
            <text:p>Vd2</text:p>
          </table:table-cell>
          <table:table-cell office:value-type="string">
            <text:p>Vd1</text:p>
          </table:table-cell>
          <table:table-cell office:value-type="string">
            <text:p>Vgs1</text:p>
          </table:table-cell>
          <table:table-cell office:value-type="string">
            <text:p>Ids</text:p>
          </table:table-cell>
          <table:table-cell table:number-columns-repeated="2"/>
        </table:table-row>
        <table:table-row table:style-name="ro1">
          <table:table-cell office:value-type="float" office:value="-0.005">
            <text:p>-0.005</text:p>
          </table:table-cell>
          <table:table-cell office:value-type="float" office:value="7.1">
            <text:p>7.1</text:p>
          </table:table-cell>
          <table:table-cell office:value-type="float" office:value="1.143">
            <text:p>1.143</text:p>
          </table:table-cell>
          <table:table-cell table:formula="of:=-[.A5]-0" office:value-type="float" office:value="0.005">
            <text:p>0.005</text:p>
          </table:table-cell>
          <table:table-cell table:formula="of:=([.$B$2]-[.B5])/[.$A$2]*1000" office:value-type="float" office:value="5.14141414141414">
            <text:p>5.1414141414</text:p>
          </table:table-cell>
          <table:table-cell table:formula="of:=([.E5]-[.E6])/([.D5]-[.D6])" office:value-type="float" office:value="21.984551396316">
            <text:p>21.9845513963</text:p>
          </table:table-cell>
          <table:table-cell/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7.47">
            <text:p>7.47</text:p>
          </table:table-cell>
          <table:table-cell office:value-type="float" office:value="1.245">
            <text:p>1.245</text:p>
          </table:table-cell>
          <table:table-cell table:formula="of:=-[.A6]-0" office:value-type="float" office:value="-0.012">
            <text:p>-0.012</text:p>
          </table:table-cell>
          <table:table-cell table:formula="of:=([.$B$2]-[.B6])/[.$A$2]*1000" office:value-type="float" office:value="4.76767676767677">
            <text:p>4.7676767677</text:p>
          </table:table-cell>
          <table:table-cell table:formula="of:=([.E6]-[.E7])/([.D6]-[.D7])" office:value-type="float" office:value="21.3903743315509">
            <text:p>21.3903743316</text:p>
          </table:table-cell>
          <table:table-cell/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7.83">
            <text:p>7.83</text:p>
          </table:table-cell>
          <table:table-cell office:value-type="float" office:value="1.348">
            <text:p>1.348</text:p>
          </table:table-cell>
          <table:table-cell table:formula="of:=-[.A7]-0" office:value-type="float" office:value="-0.029">
            <text:p>-0.029</text:p>
          </table:table-cell>
          <table:table-cell table:formula="of:=([.$B$2]-[.B7])/[.$A$2]*1000" office:value-type="float" office:value="4.4040404040404">
            <text:p>4.404040404</text:p>
          </table:table-cell>
          <table:table-cell table:formula="of:=([.E7]-[.E8])/([.D7]-[.D8])" office:value-type="float" office:value="22.5787284610814">
            <text:p>22.5787284611</text:p>
          </table:table-cell>
          <table:table-cell/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8.59">
            <text:p>8.59</text:p>
          </table:table-cell>
          <table:table-cell office:value-type="float" office:value="1.554">
            <text:p>1.554</text:p>
          </table:table-cell>
          <table:table-cell table:formula="of:=-[.A8]-0" office:value-type="float" office:value="-0.063">
            <text:p>-0.063</text:p>
          </table:table-cell>
          <table:table-cell table:formula="of:=([.$B$2]-[.B8])/[.$A$2]*1000" office:value-type="float" office:value="3.63636363636364">
            <text:p>3.6363636364</text:p>
          </table:table-cell>
          <table:table-cell table:formula="of:=([.E8]-[.E9])/([.D8]-[.D9])" office:value-type="float" office:value="32.0855614973263">
            <text:p>32.0855614973</text:p>
          </table:table-cell>
          <table:table-cell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9.13">
            <text:p>9.13</text:p>
          </table:table-cell>
          <table:table-cell office:value-type="float" office:value="1.679">
            <text:p>1.679</text:p>
          </table:table-cell>
          <table:table-cell table:formula="of:=-[.A9]-0" office:value-type="float" office:value="-0.08">
            <text:p>-0.08</text:p>
          </table:table-cell>
          <table:table-cell table:formula="of:=([.$B$2]-[.B9])/[.$A$2]*1000" office:value-type="float" office:value="3.09090909090909">
            <text:p>3.0909090909</text:p>
          </table:table-cell>
          <table:table-cell table:formula="of:=([.E9]-[.E10])/([.D9]-[.D10])" office:value-type="float" office:value="20.9672482399755">
            <text:p>20.96724824</text:p>
          </table:table-cell>
          <table:table-cell/>
        </table:table-row>
        <table:table-row table:style-name="ro1">
          <table:table-cell office:value-type="float" office:value="0.146">
            <text:p>0.146</text:p>
          </table:table-cell>
          <table:table-cell office:value-type="float" office:value="10.5">
            <text:p>10.5</text:p>
          </table:table-cell>
          <table:table-cell office:value-type="float" office:value="2.099">
            <text:p>2.099</text:p>
          </table:table-cell>
          <table:table-cell table:formula="of:=-[.A10]-0" office:value-type="float" office:value="-0.146">
            <text:p>-0.146</text:p>
          </table:table-cell>
          <table:table-cell table:formula="of:=([.$B$2]-[.B10])/[.$A$2]*1000" office:value-type="float" office:value="1.70707070707071">
            <text:p>1.7070707071</text:p>
          </table:table-cell>
          <table:table-cell table:formula="of:=([.E10]-[.E11])/([.D10]-[.D11])" office:value-type="float" office:value="14.7306397306397">
            <text:p>14.7306397306</text:p>
          </table:table-cell>
          <table:table-cell/>
        </table:table-row>
        <table:table-row table:style-name="ro1">
          <table:table-cell office:value-type="float" office:value="0.194">
            <text:p>0.194</text:p>
          </table:table-cell>
          <table:table-cell office:value-type="float" office:value="11.2">
            <text:p>11.2</text:p>
          </table:table-cell>
          <table:table-cell office:value-type="float" office:value="2.377">
            <text:p>2.377</text:p>
          </table:table-cell>
          <table:table-cell table:formula="of:=-[.A11]-0" office:value-type="float" office:value="-0.194">
            <text:p>-0.194</text:p>
          </table:table-cell>
          <table:table-cell table:formula="of:=([.$B$2]-[.B11])/[.$A$2]*1000" office:value-type="float" office:value="1">
            <text:p>1</text:p>
          </table:table-cell>
          <table:table-cell table:formula="of:=([.E11]-[.E12])/([.D11]-[.D12])" office:value-type="float" office:value="9.63480963480965">
            <text:p>9.6348096348</text:p>
          </table:table-cell>
          <table:table-cell/>
        </table:table-row>
        <table:table-row table:style-name="ro1">
          <table:table-cell office:value-type="float" office:value="0.259">
            <text:p>0.259</text:p>
          </table:table-cell>
          <table:table-cell office:value-type="float" office:value="11.82">
            <text:p>11.82</text:p>
          </table:table-cell>
          <table:table-cell office:value-type="float" office:value="2.694">
            <text:p>2.694</text:p>
          </table:table-cell>
          <table:table-cell table:formula="of:=-[.A12]-0" office:value-type="float" office:value="-0.259">
            <text:p>-0.259</text:p>
          </table:table-cell>
          <table:table-cell table:formula="of:=([.$B$2]-[.B12])/[.$A$2]*1000" office:value-type="float" office:value="0.373737373737373">
            <text:p>0.3737373737</text:p>
          </table:table-cell>
          <table:table-cell table:formula="of:=([.E12]-[.E13])/([.D12]-[.D13])" office:value-type="float" office:value="5.65656565656567">
            <text:p>5.6565656566</text:p>
          </table:table-cell>
          <table:table-cell/>
        </table:table-row>
        <table:table-row table:style-name="ro1">
          <table:table-cell office:value-type="float" office:value="0.284">
            <text:p>0.284</text:p>
          </table:table-cell>
          <table:table-cell office:value-type="float" office:value="11.96">
            <text:p>11.96</text:p>
          </table:table-cell>
          <table:table-cell office:value-type="float" office:value="2.794">
            <text:p>2.794</text:p>
          </table:table-cell>
          <table:table-cell table:formula="of:=-[.A13]-0" office:value-type="float" office:value="-0.284">
            <text:p>-0.284</text:p>
          </table:table-cell>
          <table:table-cell table:formula="of:=([.$B$2]-[.B13])/[.$A$2]*1000" office:value-type="float" office:value="0.232323232323231">
            <text:p>0.2323232323</text:p>
          </table:table-cell>
          <table:table-cell table:formula="of:=([.E13]-[.E14])/([.D13]-[.D14])" office:value-type="float" office:value="4.41919191919184">
            <text:p>4.4191919192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2.03">
            <text:p>12.03</text:p>
          </table:table-cell>
          <table:table-cell office:value-type="float" office:value="2.854">
            <text:p>2.854</text:p>
          </table:table-cell>
          <table:table-cell table:formula="of:=-[.A14]-0" office:value-type="float" office:value="-0.3">
            <text:p>-0.3</text:p>
          </table:table-cell>
          <table:table-cell table:formula="of:=([.$B$2]-[.B14])/[.$A$2]*1000" office:value-type="float" office:value="0.161616161616162">
            <text:p>0.1616161616</text:p>
          </table:table-cell>
          <table:table-cell table:formula="of:=([.E14]-[.E15])/([.D14]-[.D15])" office:value-type="float" office:value="3.36700336700344">
            <text:p>3.367003367</text:p>
          </table:table-cell>
          <table:table-cell/>
        </table:table-row>
        <table:table-row table:style-name="ro1">
          <table:table-cell office:value-type="float" office:value="0.312">
            <text:p>0.312</text:p>
          </table:table-cell>
          <table:table-cell office:value-type="float" office:value="12.07">
            <text:p>12.07</text:p>
          </table:table-cell>
          <table:table-cell office:value-type="float" office:value="2.9">
            <text:p>2.9</text:p>
          </table:table-cell>
          <table:table-cell table:formula="of:=-[.A15]-0" office:value-type="float" office:value="-0.312">
            <text:p>-0.312</text:p>
          </table:table-cell>
          <table:table-cell table:formula="of:=([.$B$2]-[.B15])/[.$A$2]*1000" office:value-type="float" office:value="0.12121212121212">
            <text:p>0.1212121212</text:p>
          </table:table-cell>
          <table:table-cell table:formula="of:=([.E15]-[.E16])/([.D15]-[.D16])" office:value-type="float" office:value="2.02020202020203">
            <text:p>2.0202020202</text:p>
          </table:table-cell>
          <table:table-cell/>
        </table:table-row>
        <table:table-row table:style-name="ro1">
          <table:table-cell office:value-type="float" office:value="0.347">
            <text:p>0.347</text:p>
          </table:table-cell>
          <table:table-cell office:value-type="float" office:value="12.14">
            <text:p>12.14</text:p>
          </table:table-cell>
          <table:table-cell office:value-type="float" office:value="3.006">
            <text:p>3.006</text:p>
          </table:table-cell>
          <table:table-cell table:formula="of:=-[.A16]-0" office:value-type="float" office:value="-0.347">
            <text:p>-0.347</text:p>
          </table:table-cell>
          <table:table-cell table:formula="of:=([.$B$2]-[.B16])/[.$A$2]*1000" office:value-type="float" office:value="0.0505050505050494">
            <text:p>0.0505050505</text:p>
          </table:table-cell>
          <table:table-cell table:formula="of:=([.E16]-[.E17])/([.D16]-[.D17])" office:value-type="float" office:value="0.662361318099009">
            <text:p>0.6623613181</text:p>
          </table:table-cell>
          <table:table-cell/>
        </table:table-row>
        <table:table-row table:style-name="ro1">
          <table:table-cell office:value-type="float" office:value="0.408">
            <text:p>0.408</text:p>
          </table:table-cell>
          <table:table-cell office:value-type="float" office:value="12.18">
            <text:p>12.18</text:p>
          </table:table-cell>
          <table:table-cell office:value-type="float" office:value="3.159">
            <text:p>3.159</text:p>
          </table:table-cell>
          <table:table-cell table:formula="of:=-[.A17]-0" office:value-type="float" office:value="-0.408">
            <text:p>-0.408</text:p>
          </table:table-cell>
          <table:table-cell table:formula="of:=([.$B$2]-[.B17])/[.$A$2]*1000" office:value-type="float" office:value="0.0101010101010099">
            <text:p>0.0101010101</text:p>
          </table:table-cell>
          <table:table-cell table:formula="of:=([.E17]-[.E18])/([.D17]-[.D18])" office:value-type="float" office:value="0.058051782189712">
            <text:p>0.0580517822</text:p>
          </table:table-cell>
          <table:table-cell/>
        </table:table-row>
        <table:table-row table:style-name="ro1">
          <table:table-cell office:value-type="float" office:value="0.582">
            <text:p>0.582</text:p>
          </table:table-cell>
          <table:table-cell office:value-type="float" office:value="12.19">
            <text:p>12.19</text:p>
          </table:table-cell>
          <table:table-cell office:value-type="float" office:value="3.324">
            <text:p>3.324</text:p>
          </table:table-cell>
          <table:table-cell table:formula="of:=-[.A18]-0" office:value-type="float" office:value="-0.582">
            <text:p>-0.582</text:p>
          </table:table-cell>
          <table:table-cell table:formula="of:=([.$B$2]-[.B18])/[.$A$2]*1000" office:value-type="float" office:value="0">
            <text:p>0</text:p>
          </table:table-cell>
          <table:table-cell table:formula="of:=([.E18]-[.E19])/([.D18]-[.D1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379">
            <text:p>1.379</text:p>
          </table:table-cell>
          <table:table-cell office:value-type="float" office:value="12.19">
            <text:p>12.19</text:p>
          </table:table-cell>
          <table:table-cell office:value-type="float" office:value="3.326">
            <text:p>3.326</text:p>
          </table:table-cell>
          <table:table-cell table:formula="of:=-[.A19]-0" office:value-type="float" office:value="-1.379">
            <text:p>-1.379</text:p>
          </table:table-cell>
          <table:table-cell table:formula="of:=([.$B$2]-[.B19])/[.$A$2]*1000" office:value-type="float" office:value="0">
            <text:p>0</text:p>
          </table:table-cell>
          <table:table-cell table:formula="of:=([.E19]-[.E20])/([.D19]-[.D2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12.19">
            <text:p>12.19</text:p>
          </table:table-cell>
          <table:table-cell office:value-type="float" office:value="3.326">
            <text:p>3.326</text:p>
          </table:table-cell>
          <table:table-cell table:formula="of:=-[.A20]-0" office:value-type="float" office:value="-1.9">
            <text:p>-1.9</text:p>
          </table:table-cell>
          <table:table-cell table:formula="of:=([.$B$2]-[.B20])/[.$A$2]*1000" office:value-type="float" office:value="0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-Vg</text:p>
          </table:table-cell>
          <table:table-cell office:value-type="string">
            <text:p>Vd2</text:p>
          </table:table-cell>
          <table:table-cell office:value-type="string">
            <text:p>Vd1</text:p>
          </table:table-cell>
          <table:table-cell office:value-type="string">
            <text:p>Vgs1</text:p>
          </table:table-cell>
          <table:table-cell office:value-type="string">
            <text:p>Ids</text:p>
          </table:table-cell>
          <table:table-cell table:number-columns-repeated="2"/>
        </table:table-row>
        <table:table-row table:style-name="ro1">
          <table:table-cell office:value-type="float" office:value="0.626">
            <text:p>0.626</text:p>
          </table:table-cell>
          <table:table-cell office:value-type="float" office:value="12.19">
            <text:p>12.19</text:p>
          </table:table-cell>
          <table:table-cell office:value-type="float" office:value="3.321">
            <text:p>3.321</text:p>
          </table:table-cell>
          <table:table-cell table:formula="of:=-[.A25]-0" office:value-type="float" office:value="-0.626">
            <text:p>-0.626</text:p>
          </table:table-cell>
          <table:table-cell table:formula="of:=([.$B$2]-[.B25])/[.$A$2]*1000" office:value-type="float" office:value="0">
            <text:p>0</text:p>
          </table:table-cell>
          <table:table-cell table:formula="of:=([.E25]-[.E26])/([.D25]-[.D26])" office:value-type="float" office:value="0.617798782936395">
            <text:p>0.6177987829</text:p>
          </table:table-cell>
          <table:table-cell/>
        </table:table-row>
        <table:table-row table:style-name="ro1">
          <table:table-cell office:value-type="float" office:value="0.299">
            <text:p>0.299</text:p>
          </table:table-cell>
          <table:table-cell office:value-type="float" office:value="11.99">
            <text:p>11.99</text:p>
          </table:table-cell>
          <table:table-cell office:value-type="float" office:value="2.821">
            <text:p>2.821</text:p>
          </table:table-cell>
          <table:table-cell table:formula="of:=-[.A26]-0" office:value-type="float" office:value="-0.299">
            <text:p>-0.299</text:p>
          </table:table-cell>
          <table:table-cell table:formula="of:=([.$B$2]-[.B26])/[.$A$2]*1000" office:value-type="float" office:value="0.202020202020201">
            <text:p>0.202020202</text:p>
          </table:table-cell>
          <table:table-cell table:formula="of:=([.E26]-[.E27])/([.D26]-[.D27])" office:value-type="float" office:value="6.58761528326747">
            <text:p>6.5876152833</text:p>
          </table:table-cell>
          <table:table-cell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11.54">
            <text:p>11.54</text:p>
          </table:table-cell>
          <table:table-cell office:value-type="float" office:value="2.541">
            <text:p>2.541</text:p>
          </table:table-cell>
          <table:table-cell table:formula="of:=-[.A27]-0" office:value-type="float" office:value="-0.23">
            <text:p>-0.23</text:p>
          </table:table-cell>
          <table:table-cell table:formula="of:=([.$B$2]-[.B27])/[.$A$2]*1000" office:value-type="float" office:value="0.656565656565657">
            <text:p>0.6565656566</text:p>
          </table:table-cell>
          <table:table-cell table:formula="of:=([.E27]-[.E28])/([.D27]-[.D28])" office:value-type="float" office:value="9.59595959595956">
            <text:p>9.595959596</text:p>
          </table:table-cell>
          <table:table-cell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11.35">
            <text:p>11.35</text:p>
          </table:table-cell>
          <table:table-cell office:value-type="float" office:value="2.448">
            <text:p>2.448</text:p>
          </table:table-cell>
          <table:table-cell table:formula="of:=-[.A28]-0" office:value-type="float" office:value="-0.21">
            <text:p>-0.21</text:p>
          </table:table-cell>
          <table:table-cell table:formula="of:=([.$B$2]-[.B28])/[.$A$2]*1000" office:value-type="float" office:value="0.848484848484848">
            <text:p>0.8484848485</text:p>
          </table:table-cell>
          <table:table-cell table:formula="of:=([.E28]-[.E29])/([.D28]-[.D29])" office:value-type="float" office:value="12.2655122655123">
            <text:p>12.2655122655</text:p>
          </table:table-cell>
          <table:table-cell/>
        </table:table-row>
        <table:table-row table:style-name="ro1">
          <table:table-cell office:value-type="float" office:value="0.196">
            <text:p>0.196</text:p>
          </table:table-cell>
          <table:table-cell office:value-type="float" office:value="11.18">
            <text:p>11.18</text:p>
          </table:table-cell>
          <table:table-cell office:value-type="float" office:value="2.37">
            <text:p>2.37</text:p>
          </table:table-cell>
          <table:table-cell table:formula="of:=-[.A29]-0" office:value-type="float" office:value="-0.196">
            <text:p>-0.196</text:p>
          </table:table-cell>
          <table:table-cell table:formula="of:=([.$B$2]-[.B29])/[.$A$2]*1000" office:value-type="float" office:value="1.02020202020202">
            <text:p>1.0202020202</text:p>
          </table:table-cell>
          <table:table-cell table:formula="of:=([.E29]-[.E30])/([.D29]-[.D30])" office:value-type="float" office:value="14.6198830409357">
            <text:p>14.6198830409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0.08">
            <text:p>10.08</text:p>
          </table:table-cell>
          <table:table-cell office:value-type="float" office:value="1.962">
            <text:p>1.962</text:p>
          </table:table-cell>
          <table:table-cell table:formula="of:=-[.A30]-0" office:value-type="float" office:value="-0.12">
            <text:p>-0.12</text:p>
          </table:table-cell>
          <table:table-cell table:formula="of:=([.$B$2]-[.B30])/[.$A$2]*1000" office:value-type="float" office:value="2.13131313131313">
            <text:p>2.1313131313</text:p>
          </table:table-cell>
          <table:table-cell table:formula="of:=([.E30]-[.E31])/([.D30]-[.D31])" office:value-type="float" office:value="20.2020202020203">
            <text:p>20.202020202</text:p>
          </table:table-cell>
          <table:table-cell/>
        </table:table-row>
        <table:table-row table:style-name="ro1">
          <table:table-cell office:value-type="float" office:value="0.101">
            <text:p>0.101</text:p>
          </table:table-cell>
          <table:table-cell office:value-type="float" office:value="9.7">
            <text:p>9.7</text:p>
          </table:table-cell>
          <table:table-cell office:value-type="float" office:value="1.841">
            <text:p>1.841</text:p>
          </table:table-cell>
          <table:table-cell table:formula="of:=-[.A31]-0" office:value-type="float" office:value="-0.101">
            <text:p>-0.101</text:p>
          </table:table-cell>
          <table:table-cell table:formula="of:=([.$B$2]-[.B31])/[.$A$2]*1000" office:value-type="float" office:value="2.51515151515152">
            <text:p>2.5151515152</text:p>
          </table:table-cell>
          <table:table-cell table:formula="of:=([.E31]-[.E32])/([.D31]-[.D32])" office:value-type="float" office:value="20.2020202020202">
            <text:p>20.202020202</text:p>
          </table:table-cell>
          <table:table-cell/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8.66">
            <text:p>8.66</text:p>
          </table:table-cell>
          <table:table-cell office:value-type="float" office:value="1.533">
            <text:p>1.533</text:p>
          </table:table-cell>
          <table:table-cell table:formula="of:=-[.A32]-0" office:value-type="float" office:value="-0.049">
            <text:p>-0.049</text:p>
          </table:table-cell>
          <table:table-cell table:formula="of:=([.$B$2]-[.B32])/[.$A$2]*1000" office:value-type="float" office:value="3.56565656565656">
            <text:p>3.5656565657</text:p>
          </table:table-cell>
          <table:table-cell table:formula="of:=([.E32]-[.E33])/([.D32]-[.D33])" office:value-type="float" office:value="22.4466891133557">
            <text:p>22.4466891134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8.46">
            <text:p>8.46</text:p>
          </table:table-cell>
          <table:table-cell office:value-type="float" office:value="1.477">
            <text:p>1.477</text:p>
          </table:table-cell>
          <table:table-cell table:formula="of:=-[.A33]-0" office:value-type="float" office:value="-0.04">
            <text:p>-0.04</text:p>
          </table:table-cell>
          <table:table-cell table:formula="of:=([.$B$2]-[.B33])/[.$A$2]*1000" office:value-type="float" office:value="3.76767676767677">
            <text:p>3.7676767677</text:p>
          </table:table-cell>
          <table:table-cell table:formula="of:=([.E33]-[.E34])/([.D33]-[.D34])" office:value-type="float" office:value="22.2222222222223">
            <text:p>22.2222222222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8.24">
            <text:p>8.24</text:p>
          </table:table-cell>
          <table:table-cell office:value-type="float" office:value="1.415">
            <text:p>1.415</text:p>
          </table:table-cell>
          <table:table-cell table:formula="of:=-[.A34]-0" office:value-type="float" office:value="-0.03">
            <text:p>-0.03</text:p>
          </table:table-cell>
          <table:table-cell table:formula="of:=([.$B$2]-[.B34])/[.$A$2]*1000" office:value-type="float" office:value="3.98989898989899">
            <text:p>3.9898989899</text:p>
          </table:table-cell>
          <table:table-cell table:formula="of:=([.E34]-[.E35])/([.D34]-[.D35])" office:value-type="float" office:value="20.2020202020202">
            <text:p>20.202020202</text:p>
          </table:table-cell>
          <table:table-cell/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8.06">
            <text:p>8.06</text:p>
          </table:table-cell>
          <table:table-cell office:value-type="float" office:value="1.364">
            <text:p>1.364</text:p>
          </table:table-cell>
          <table:table-cell table:formula="of:=-[.A35]-0" office:value-type="float" office:value="-0.021">
            <text:p>-0.021</text:p>
          </table:table-cell>
          <table:table-cell table:formula="of:=([.$B$2]-[.B35])/[.$A$2]*1000" office:value-type="float" office:value="4.17171717171717">
            <text:p>4.1717171717</text:p>
          </table:table-cell>
          <table:table-cell table:formula="of:=([.E35]-[.E36])/([.D35]-[.D36])" office:value-type="float" office:value="23.5690235690236">
            <text:p>23.569023569</text:p>
          </table:table-cell>
          <table:table-cell/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7.85">
            <text:p>7.85</text:p>
          </table:table-cell>
          <table:table-cell office:value-type="float" office:value="1.309">
            <text:p>1.309</text:p>
          </table:table-cell>
          <table:table-cell table:formula="of:=-[.A36]-0" office:value-type="float" office:value="-0.012">
            <text:p>-0.012</text:p>
          </table:table-cell>
          <table:table-cell table:formula="of:=([.$B$2]-[.B36])/[.$A$2]*1000" office:value-type="float" office:value="4.38383838383838">
            <text:p>4.3838383838</text:p>
          </table:table-cell>
          <table:table-cell table:formula="of:=([.E36]-[.E37])/([.D36]-[.D37])" office:value-type="float" office:value="45.4545454545453">
            <text:p>45.4545454545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7.49">
            <text:p>7.49</text:p>
          </table:table-cell>
          <table:table-cell office:value-type="float" office:value="1.213">
            <text:p>1.213</text:p>
          </table:table-cell>
          <table:table-cell table:formula="of:=-[.A37]-0" office:value-type="float" office:value="-0.004">
            <text:p>-0.004</text:p>
          </table:table-cell>
          <table:table-cell table:formula="of:=([.$B$2]-[.B37])/[.$A$2]*1000" office:value-type="float" office:value="4.74747474747475">
            <text:p>4.747474747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5/10/2014</text:date>, <text:time>19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0:08:17.01</meta:creation-date>
    <dc:date>2014-05-10T19:35:35.26</dc:date>
    <meta:editing-duration>PT1H28M44S</meta:editing-duration>
    <meta:editing-cycles>1</meta:editing-cycles>
    <meta:document-statistic meta:table-count="4" meta:cell-count="620" meta:object-count="6"/>
    <meta:generator>LibreOffice/3.4$Win32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Ids vs Vds</text:p>
        </chart:title>
        <chart:legend chart:legend-position="end" svg:x="13.36cm" svg:y="3.926cm" style:legend-expansion="high" chart:style-name="ch3"/>
        <chart:plot-area chart:style-name="ch4" table:cell-range-address="2n5486.A4:2n5486.A4 2n5486.D5:2n5486.F30 2n5486.E4:2n5486.F4" chart:data-source-has-labels="row" svg:x="1.358cm" svg:y="1.635cm" svg:width="11.362cm" svg:height="6.177cm">
          <chartooo:coordinate-region svg:x="2.085cm" svg:y="1.847cm" svg:width="10.541cm" svg:height="5.292cm"/>
          <chart:axis chart:dimension="x" chart:name="primary-x" chart:style-name="ch5">
            <chart:title svg:x="6.704cm" svg:y="7.993cm" chart:style-name="ch6">
              <text:p>Vds</text:p>
            </chart:title>
          </chart:axis>
          <chart:axis chart:dimension="y" chart:name="primary-y" chart:style-name="ch5">
            <chart:title svg:x="0.451cm" svg:y="5.005cm" chart:style-name="ch7">
              <text:p>Ids</text:p>
            </chart:title>
            <chart:grid chart:style-name="ch8" chart:class="major"/>
          </chart:axis>
          <chart:series chart:style-name="ch9" chart:values-cell-range-address="2n5486.E5:2n5486.E30" chart:label-cell-address="2n5486.E4:2n5486.E4" chart:class="chart:scatter">
            <chart:domain table:cell-range-address="2n5486.D5:2n5486.D30"/>
            <chart:data-point chart:repeated="26"/>
          </chart:series>
          <chart:series chart:style-name="ch10" chart:values-cell-range-address="2n5486.F5:2n5486.F30" chart:label-cell-address="2n5486.F4:2n5486.F4" chart:class="chart:scatte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ds (mA)</text:p>
                <draw:g>
                  <svg:desc>2n5486.E4:2n5486.E4</svg:desc>
                </draw:g>
              </table:table-cell>
              <table:table-cell office:value-type="string">
                <text:p>Ids (mA)</text:p>
                <draw:g>
                  <svg:desc>2n5486.F4:2n5486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2n5486.D5:2n5486.D30</svg:desc>
                </draw:g>
              </table:table-cell>
              <table:table-cell office:value-type="float" office:value="0.0373737373737374">
                <text:p>0.0373737373737374</text:p>
                <draw:g>
                  <svg:desc>2n5486.E5:2n5486.E30</svg:desc>
                </draw:g>
              </table:table-cell>
              <table:table-cell office:value-type="float" office:value="0.0373737373737374">
                <text:p>0.0373737373737374</text:p>
                <draw:g>
                  <svg:desc>2n5486.F5:2n5486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">
                <text:p>0.031</text:p>
              </table:table-cell>
              <table:table-cell office:value-type="float" office:value="0.198989898989899">
                <text:p>0.198989898989899</text:p>
              </table:table-cell>
              <table:table-cell office:value-type="float" office:value="0.198989898989899">
                <text:p>0.198989898989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8">
                <text:p>0.038</text:p>
              </table:table-cell>
              <table:table-cell office:value-type="float" office:value="0.238383838383838">
                <text:p>0.238383838383838</text:p>
              </table:table-cell>
              <table:table-cell office:value-type="float" office:value="0.238383838383838">
                <text:p>0.238383838383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339393939393939">
                <text:p>0.339393939393939</text:p>
              </table:table-cell>
              <table:table-cell office:value-type="float" office:value="0.338383838383838">
                <text:p>0.338383838383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5">
                <text:p>0.065</text:p>
              </table:table-cell>
              <table:table-cell office:value-type="float" office:value="0.383838383838384">
                <text:p>0.383838383838384</text:p>
              </table:table-cell>
              <table:table-cell office:value-type="float" office:value="0.383838383838384">
                <text:p>0.383838383838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9">
                <text:p>0.079</text:p>
              </table:table-cell>
              <table:table-cell office:value-type="float" office:value="0.453535353535353">
                <text:p>0.453535353535353</text:p>
              </table:table-cell>
              <table:table-cell office:value-type="float" office:value="0.452525252525253">
                <text:p>0.452525252525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8">
                <text:p>0.118</text:p>
              </table:table-cell>
              <table:table-cell office:value-type="float" office:value="0.628282828282828">
                <text:p>0.628282828282828</text:p>
              </table:table-cell>
              <table:table-cell office:value-type="float" office:value="0.627272727272727">
                <text:p>0.62727272727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">
                <text:p>0.18</text:p>
              </table:table-cell>
              <table:table-cell office:value-type="float" office:value="0.861616161616162">
                <text:p>0.861616161616162</text:p>
              </table:table-cell>
              <table:table-cell office:value-type="float" office:value="0.860606060606061">
                <text:p>0.860606060606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2">
                <text:p>0.232</text:p>
              </table:table-cell>
              <table:table-cell office:value-type="float" office:value="1.01919191919192">
                <text:p>1.01919191919192</text:p>
              </table:table-cell>
              <table:table-cell office:value-type="float" office:value="1.01717171717172">
                <text:p>1.01717171717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">
                <text:p>0.281</text:p>
              </table:table-cell>
              <table:table-cell office:value-type="float" office:value="1.14848484848485">
                <text:p>1.14848484848485</text:p>
              </table:table-cell>
              <table:table-cell office:value-type="float" office:value="1.14545454545455">
                <text:p>1.14545454545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6">
                <text:p>0.326</text:p>
              </table:table-cell>
              <table:table-cell office:value-type="float" office:value="1.24848484848485">
                <text:p>1.24848484848485</text:p>
              </table:table-cell>
              <table:table-cell office:value-type="float" office:value="1.24646464646465">
                <text:p>1.24646464646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4">
                <text:p>0.404</text:p>
              </table:table-cell>
              <table:table-cell office:value-type="float" office:value="1.38989898989899">
                <text:p>1.38989898989899</text:p>
              </table:table-cell>
              <table:table-cell office:value-type="float" office:value="1.38787878787879">
                <text:p>1.38787878787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3">
                <text:p>0.533</text:p>
              </table:table-cell>
              <table:table-cell office:value-type="float" office:value="1.56262626262626">
                <text:p>1.56262626262626</text:p>
              </table:table-cell>
              <table:table-cell office:value-type="float" office:value="1.55959595959596">
                <text:p>1.55959595959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9">
                <text:p>0.669</text:p>
              </table:table-cell>
              <table:table-cell office:value-type="float" office:value="1.68282828282828">
                <text:p>1.68282828282828</text:p>
              </table:table-cell>
              <table:table-cell office:value-type="float" office:value="1.67878787878788">
                <text:p>1.67878787878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4">
                <text:p>0.804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1.76060606060606">
                <text:p>1.76060606060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18">
                <text:p>1.218</text:p>
              </table:table-cell>
              <table:table-cell office:value-type="float" office:value="1.86767676767677">
                <text:p>1.86767676767677</text:p>
              </table:table-cell>
              <table:table-cell office:value-type="float" office:value="1.86464646464646">
                <text:p>1.86464646464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87">
                <text:p>1.487</text:p>
              </table:table-cell>
              <table:table-cell office:value-type="float" office:value="1.8969696969697">
                <text:p>1.8969696969697</text:p>
              </table:table-cell>
              <table:table-cell office:value-type="float" office:value="1.8959595959596">
                <text:p>1.8959595959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24">
                <text:p>2.424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1.94343434343434">
                <text:p>1.94343434343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3">
                <text:p>3.03</text:p>
              </table:table-cell>
              <table:table-cell office:value-type="float" office:value="1.96060606060606">
                <text:p>1.96060606060606</text:p>
              </table:table-cell>
              <table:table-cell office:value-type="float" office:value="1.95858585858586">
                <text:p>1.95858585858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59">
                <text:p>3.459</text:p>
              </table:table-cell>
              <table:table-cell office:value-type="float" office:value="1.95353535353535">
                <text:p>1.95353535353535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56">
                <text:p>3.956</text:p>
              </table:table-cell>
              <table:table-cell office:value-type="float" office:value="1.96969696969697">
                <text:p>1.96969696969697</text:p>
              </table:table-cell>
              <table:table-cell office:value-type="float" office:value="1.97373737373737">
                <text:p>1.97373737373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91">
                <text:p>4.291</text:p>
              </table:table-cell>
              <table:table-cell office:value-type="float" office:value="1.97979797979798">
                <text:p>1.97979797979798</text:p>
              </table:table-cell>
              <table:table-cell office:value-type="float" office:value="1.97878787878788">
                <text:p>1.9787878787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994">
                <text:p>4.994</text:p>
              </table:table-cell>
              <table:table-cell office:value-type="float" office:value="1.97979797979798">
                <text:p>1.97979797979798</text:p>
              </table:table-cell>
              <table:table-cell office:value-type="float" office:value="1.98585858585859">
                <text:p>1.98585858585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33">
                <text:p>6.233</text:p>
              </table:table-cell>
              <table:table-cell office:value-type="float" office:value="2">
                <text:p>2</text:p>
              </table:table-cell>
              <table:table-cell office:value-type="float" office:value="1.9969696969697">
                <text:p>1.9969696969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26">
                <text:p>7.426</text:p>
              </table:table-cell>
              <table:table-cell office:value-type="float" office:value="2">
                <text:p>2</text:p>
              </table:table-cell>
              <table:table-cell office:value-type="float" office:value="2.0040404040404">
                <text:p>2.0040404040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22">
                <text:p>8.122</text:p>
              </table:table-cell>
              <table:table-cell office:value-type="float" office:value="2.02020202020202">
                <text:p>2.02020202020202</text:p>
              </table:table-cell>
              <table:table-cell office:value-type="float" office:value="2.00808080808081">
                <text:p>2.00808080808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scatter" chart:style-name="ch1">
        <chart:title svg:x="7.071cm" svg:y="0.315cm" chart:style-name="ch2">
          <text:p>Vs vs Vd</text:p>
        </chart:title>
        <chart:legend chart:legend-position="end" svg:x="13.151cm" svg:y="4.186cm" style:legend-expansion="high" chart:style-name="ch3"/>
        <chart:plot-area chart:style-name="ch4" table:cell-range-address="2n5486.B4:2n5486.B30 2n5486.C5:2n5486.C30" chart:data-source-has-labels="column" svg:x="1.358cm" svg:y="1.631cm" svg:width="11.153cm" svg:height="6.179cm">
          <chartooo:coordinate-region svg:x="2.085cm" svg:y="1.843cm" svg:width="10.239cm" svg:height="5.294cm"/>
          <chart:axis chart:dimension="x" chart:name="primary-x" chart:style-name="ch5" chartooo:axis-type="auto">
            <chart:title svg:x="6.414cm" svg:y="7.99cm" chart:style-name="ch6">
              <text:p>Vdrain</text:p>
            </chart:title>
            <chart:categories table:cell-range-address="2n5486.B4:2n5486.B4"/>
          </chart:axis>
          <chart:axis chart:dimension="y" chart:name="primary-y" chart:style-name="ch5">
            <chart:title svg:x="0.451cm" svg:y="5.373cm" chart:style-name="ch7">
              <text:p>Vsource</text:p>
            </chart:title>
            <chart:grid chart:style-name="ch8" chart:class="major"/>
          </chart:axis>
          <chart:series chart:style-name="ch9" chart:values-cell-range-address="2n5486.C5:2n5486.C30" chart:class="chart:scatter">
            <chart:domain table:cell-range-address="2n5486.B5:2n5486.B30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d</text:p>
                <draw:g>
                  <svg:desc>2n5486.B4:2n5486.B4</svg:desc>
                </draw:g>
              </table:table-cell>
              <table:table-cell office:value-type="float" office:value="0.042">
                <text:p>0.042</text:p>
                <draw:g>
                  <svg:desc>2n5486.B5:2n5486.B30</svg:desc>
                </draw:g>
              </table:table-cell>
              <table:table-cell office:value-type="float" office:value="0.037">
                <text:p>0.037</text:p>
                <draw:g>
                  <svg:desc>2n5486.C5:2n5486.C30</svg:desc>
                </draw:g>
              </table:table-cell>
            </table:table-row>
            <table:table-row>
              <table:table-cell office:value-type="string"/>
              <table:table-cell office:value-type="float" office:value="0.228">
                <text:p>0.228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/>
              <table:table-cell office:value-type="float" office:value="0.274">
                <text:p>0.274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/>
              <table:table-cell office:value-type="float" office:value="0.391">
                <text:p>0.391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/>
              <table:table-cell office:value-type="float" office:value="0.445">
                <text:p>0.4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/>
              <table:table-cell office:value-type="float" office:value="0.527">
                <text:p>0.527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/>
              <table:table-cell office:value-type="float" office:value="0.739">
                <text:p>0.739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/>
              <table:table-cell office:value-type="float" office:value="1.032">
                <text:p>1.032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/>
              <table:table-cell office:value-type="float" office:value="1.239">
                <text:p>1.239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/>
              <table:table-cell office:value-type="float" office:value="1.415">
                <text:p>1.415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/>
              <table:table-cell office:value-type="float" office:value="1.56">
                <text:p>1.56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/>
              <table:table-cell office:value-type="float" office:value="1.778">
                <text:p>1.778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/>
              <table:table-cell office:value-type="float" office:value="2.077">
                <text:p>2.077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/>
              <table:table-cell office:value-type="float" office:value="2.331">
                <text:p>2.33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/>
              <table:table-cell office:value-type="float" office:value="2.547">
                <text:p>2.547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/>
              <table:table-cell office:value-type="float" office:value="3.064">
                <text:p>3.064</text:p>
              </table:table-cell>
              <table:table-cell office:value-type="float" office:value="1.846">
                <text:p>1.846</text:p>
              </table:table-cell>
            </table:table-row>
            <table:table-row>
              <table:table-cell office:value-type="string"/>
              <table:table-cell office:value-type="float" office:value="3.364">
                <text:p>3.364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string"/>
              <table:table-cell office:value-type="float" office:value="4.348">
                <text:p>4.348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string"/>
              <table:table-cell office:value-type="float" office:value="4.969">
                <text:p>4.969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/>
              <table:table-cell office:value-type="float" office:value="5.406">
                <text:p>5.406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/>
              <table:table-cell office:value-type="float" office:value="5.91">
                <text:p>5.91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/>
              <table:table-cell office:value-type="float" office:value="6.25">
                <text:p>6.25</text:p>
              </table:table-cell>
              <table:table-cell office:value-type="float" office:value="1.959">
                <text:p>1.959</text:p>
              </table:table-cell>
            </table:table-row>
            <table:table-row>
              <table:table-cell office:value-type="string"/>
              <table:table-cell office:value-type="float" office:value="6.96">
                <text:p>6.96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/>
              <table:table-cell office:value-type="float" office:value="8.21">
                <text:p>8.21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string"/>
              <table:table-cell office:value-type="float" office:value="9.41">
                <text:p>9.41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/>
              <table:table-cell office:value-type="float" office:value="10.11">
                <text:p>10.11</text:p>
              </table:table-cell>
              <table:table-cell office:value-type="float" office:value="1.988">
                <text:p>1.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Ids vs Vds</text:p>
        </chart:title>
        <chart:legend chart:legend-position="end" svg:x="13.148cm" svg:y="3.926cm" style:legend-expansion="high" chart:style-name="ch3"/>
        <chart:plot-area chart:style-name="ch4" table:cell-range-address="2sk170gr.E4:2sk170gr.E25 2sk170gr.D5:2sk170gr.D25 2sk170gr.F5:2sk170gr.F25" chart:data-source-has-labels="column" svg:x="1.358cm" svg:y="1.635cm" svg:width="11.15cm" svg:height="6.177cm">
          <chartooo:coordinate-region svg:x="2.27cm" svg:y="1.848cm" svg:width="10.051cm" svg:height="5.291cm"/>
          <chart:axis chart:dimension="x" chart:name="primary-x" chart:style-name="ch5" chartooo:axis-type="auto">
            <chart:title svg:x="6.598cm" svg:y="7.993cm" chart:style-name="ch6">
              <text:p>Vds</text:p>
            </chart:title>
            <chart:categories table:cell-range-address="2sk170gr.E4:2sk170gr.E4"/>
          </chart:axis>
          <chart:axis chart:dimension="y" chart:name="primary-y" chart:style-name="ch7">
            <chart:title svg:x="0.451cm" svg:y="5.005cm" chart:style-name="ch8">
              <text:p>Ids</text:p>
            </chart:title>
            <chart:grid chart:style-name="ch9" chart:class="major"/>
          </chart:axis>
          <chart:series chart:style-name="ch10" chart:values-cell-range-address="2sk170gr.E5:2sk170gr.E25" chart:class="chart:scatter">
            <chart:domain table:cell-range-address="2sk170gr.D5:2sk170gr.D25"/>
            <chart:data-point chart:repeated="21"/>
          </chart:series>
          <chart:series chart:style-name="ch11" chart:values-cell-range-address="2sk170gr.F5:2sk170gr.F25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Ids (mA)</text:p>
                <draw:g>
                  <svg:desc>2sk170gr.E4:2sk170gr.E4</svg:desc>
                </draw:g>
              </table:table-cell>
              <table:table-cell office:value-type="float" office:value="0">
                <text:p>0</text:p>
                <draw:g>
                  <svg:desc>2sk170gr.D5:2sk170gr.D25</svg:desc>
                </draw:g>
              </table:table-cell>
              <table:table-cell office:value-type="float" office:value="0.0131313131313131">
                <text:p>0.0131313131313131</text:p>
                <draw:g>
                  <svg:desc>2sk170gr.E5:2sk170gr.E25</svg:desc>
                </draw:g>
              </table:table-cell>
              <table:table-cell office:value-type="float" office:value="0.0131313131313131">
                <text:p>0.0131313131313131</text:p>
                <draw:g>
                  <svg:desc>2sk170gr.F5:2sk170gr.F25</svg:desc>
                </draw:g>
              </table:table-cell>
            </table:table-row>
            <table:table-row>
              <table:table-cell office:value-type="string"/>
              <table:table-cell office:value-type="float" office:value="0.002">
                <text:p>0.002</text:p>
              </table:table-cell>
              <table:table-cell office:value-type="float" office:value="0.0434343434343434">
                <text:p>0.0434343434343434</text:p>
              </table:table-cell>
              <table:table-cell office:value-type="float" office:value="0.0434343434343434">
                <text:p>0.0434343434343434</text:p>
              </table:table-cell>
            </table:table-row>
            <table:table-row>
              <table:table-cell office:value-type="string"/>
              <table:table-cell office:value-type="float" office:value="0.00800000000000001">
                <text:p>0.00800000000000001</text:p>
              </table:table-cell>
              <table:table-cell office:value-type="float" office:value="0.112121212121212">
                <text:p>0.11212121212121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0.134343434343434">
                <text:p>0.134343434343434</text:p>
              </table:table-cell>
              <table:table-cell office:value-type="float" office:value="0.142424242424242">
                <text:p>0.142424242424242</text:p>
              </table:table-cell>
            </table:table-row>
            <table:table-row>
              <table:table-cell office:value-type="string"/>
              <table:table-cell office:value-type="float" office:value="0.018">
                <text:p>0.018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172727272727273">
                <text:p>0.172727272727273</text:p>
              </table:table-cell>
            </table:table-row>
            <table:table-row>
              <table:table-cell office:value-type="string"/>
              <table:table-cell office:value-type="float" office:value="0.028">
                <text:p>0.028</text:p>
              </table:table-cell>
              <table:table-cell office:value-type="float" office:value="0.201010101010101">
                <text:p>0.201010101010101</text:p>
              </table:table-cell>
              <table:table-cell office:value-type="float" office:value="0.203030303030303">
                <text:p>0.203030303030303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0.25050505050505">
                <text:p>0.25050505050505</text:p>
              </table:table-cell>
              <table:table-cell office:value-type="float" office:value="0.25050505050505">
                <text:p>0.25050505050505</text:p>
              </table:table-cell>
            </table:table-row>
            <table:table-row>
              <table:table-cell office:value-type="string"/>
              <table:table-cell office:value-type="float" office:value="0.224">
                <text:p>0.224</text:p>
              </table:table-cell>
              <table:table-cell office:value-type="float" office:value="0.258585858585859">
                <text:p>0.258585858585859</text:p>
              </table:table-cell>
              <table:table-cell office:value-type="float" office:value="0.261616161616162">
                <text:p>0.261616161616162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0.263636363636364">
                <text:p>0.263636363636364</text:p>
              </table:table-cell>
              <table:table-cell office:value-type="float" office:value="0.264646464646465">
                <text:p>0.264646464646465</text:p>
              </table:table-cell>
            </table:table-row>
            <table:table-row>
              <table:table-cell office:value-type="string"/>
              <table:table-cell office:value-type="float" office:value="0.615">
                <text:p>0.615</text:p>
              </table:table-cell>
              <table:table-cell office:value-type="float" office:value="0.265656565656566">
                <text:p>0.265656565656566</text:p>
              </table:table-cell>
              <table:table-cell office:value-type="float" office:value="0.267676767676768">
                <text:p>0.267676767676768</text:p>
              </table:table-cell>
            </table:table-row>
            <table:table-row>
              <table:table-cell office:value-type="string"/>
              <table:table-cell office:value-type="float" office:value="0.895">
                <text:p>0.895</text:p>
              </table:table-cell>
              <table:table-cell office:value-type="float" office:value="0.270707070707071">
                <text:p>0.270707070707071</text:p>
              </table:table-cell>
              <table:table-cell office:value-type="float" office:value="0.26969696969697">
                <text:p>0.26969696969697</text:p>
              </table:table-cell>
            </table:table-row>
            <table:table-row>
              <table:table-cell office:value-type="string"/>
              <table:table-cell office:value-type="float" office:value="1.187">
                <text:p>1.187</text:p>
              </table:table-cell>
              <table:table-cell office:value-type="float" office:value="0.271717171717172">
                <text:p>0.271717171717172</text:p>
              </table:table-cell>
              <table:table-cell office:value-type="float" office:value="0.271717171717172">
                <text:p>0.271717171717172</text:p>
              </table:table-cell>
            </table:table-row>
            <table:table-row>
              <table:table-cell office:value-type="string"/>
              <table:table-cell office:value-type="float" office:value="1.405">
                <text:p>1.40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/>
              <table:table-cell office:value-type="float" office:value="1.643">
                <text:p>1.643</text:p>
              </table:table-cell>
              <table:table-cell office:value-type="float" office:value="0.273737373737374">
                <text:p>0.273737373737374</text:p>
              </table:table-cell>
              <table:table-cell office:value-type="float" office:value="0.273737373737374">
                <text:p>0.273737373737374</text:p>
              </table:table-cell>
            </table:table-row>
            <table:table-row>
              <table:table-cell office:value-type="string"/>
              <table:table-cell office:value-type="float" office:value="2.004">
                <text:p>2.004</text:p>
              </table:table-cell>
              <table:table-cell office:value-type="float" office:value="0.274747474747475">
                <text:p>0.274747474747475</text:p>
              </table:table-cell>
              <table:table-cell office:value-type="float" office:value="0.274747474747475">
                <text:p>0.274747474747475</text:p>
              </table:table-cell>
            </table:table-row>
            <table:table-row>
              <table:table-cell office:value-type="string"/>
              <table:table-cell office:value-type="float" office:value="2.284">
                <text:p>2.284</text:p>
              </table:table-cell>
              <table:table-cell office:value-type="float" office:value="0.275757575757576">
                <text:p>0.275757575757576</text:p>
              </table:table-cell>
              <table:table-cell office:value-type="float" office:value="0.274747474747475">
                <text:p>0.274747474747475</text:p>
              </table:table-cell>
            </table:table-row>
            <table:table-row>
              <table:table-cell office:value-type="string"/>
              <table:table-cell office:value-type="float" office:value="2.669">
                <text:p>2.669</text:p>
              </table:table-cell>
              <table:table-cell office:value-type="float" office:value="0.276767676767677">
                <text:p>0.276767676767677</text:p>
              </table:table-cell>
              <table:table-cell office:value-type="float" office:value="0.275757575757576">
                <text:p>0.275757575757576</text:p>
              </table:table-cell>
            </table:table-row>
            <table:table-row>
              <table:table-cell office:value-type="string"/>
              <table:table-cell office:value-type="float" office:value="3.171">
                <text:p>3.171</text:p>
              </table:table-cell>
              <table:table-cell office:value-type="float" office:value="0.276767676767677">
                <text:p>0.276767676767677</text:p>
              </table:table-cell>
              <table:table-cell office:value-type="float" office:value="0.276767676767677">
                <text:p>0.276767676767677</text:p>
              </table:table-cell>
            </table:table-row>
            <table:table-row>
              <table:table-cell office:value-type="string"/>
              <table:table-cell office:value-type="float" office:value="4.305">
                <text:p>4.30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/>
              <table:table-cell office:value-type="float" office:value="6.813">
                <text:p>6.813</text:p>
              </table:table-cell>
              <table:table-cell office:value-type="float" office:value="0.282828282828283">
                <text:p>0.282828282828283</text:p>
              </table:table-cell>
              <table:table-cell office:value-type="float" office:value="0.27979797979798">
                <text:p>0.27979797979798</text:p>
              </table:table-cell>
            </table:table-row>
            <table:table-row>
              <table:table-cell office:value-type="string"/>
              <table:table-cell office:value-type="float" office:value="11.44">
                <text:p>11.44</text:p>
              </table:table-cell>
              <table:table-cell office:value-type="float" office:value="0.282828282828282">
                <text:p>0.282828282828282</text:p>
              </table:table-cell>
              <table:table-cell office:value-type="float" office:value="0.282828282828283">
                <text:p>0.282828282828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scatter" chart:style-name="ch1">
        <chart:legend chart:legend-position="end" svg:x="13.151cm" svg:y="4.186cm" style:legend-expansion="high" chart:style-name="ch2"/>
        <chart:plot-area chart:style-name="ch3" table:cell-range-address="2sk170gr.B5:2sk170gr.C25" svg:x="0.77cm" svg:y="0.851cm" svg:width="11.741cm" svg:height="7.546cm">
          <chartooo:coordinate-region svg:x="1.682cm" svg:y="1.064cm" svg:width="10.642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sk170gr.C5:2sk170gr.C25" chart:class="chart:scatter">
            <chart:domain table:cell-range-address="2sk170gr.B5:2sk170gr.B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">
                <text:p>0.013</text:p>
                <draw:g>
                  <svg:desc>2sk170gr.B5:2sk170gr.B25</svg:desc>
                </draw:g>
              </table:table-cell>
              <table:table-cell office:value-type="float" office:value="0.013">
                <text:p>0.013</text:p>
                <draw:g>
                  <svg:desc>2sk170gr.C5:2sk170gr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">
                <text:p>0.04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8">
                <text:p>0.1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2">
                <text:p>0.152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">
                <text:p>0.18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">
                <text:p>0.229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5">
                <text:p>0.34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3">
                <text:p>0.483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5">
                <text:p>0.625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">
                <text:p>0.88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2">
                <text:p>1.162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6">
                <text:p>1.456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75">
                <text:p>1.67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14">
                <text:p>1.914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76">
                <text:p>2.276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56">
                <text:p>2.556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42">
                <text:p>2.942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45">
                <text:p>3.445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8">
                <text:p>4.5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09">
                <text:p>7.09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2">
                <text:p>11.72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Ids vs Vgs</text:p>
        </chart:title>
        <chart:legend chart:legend-position="end" svg:x="13.148cm" svg:y="4.188cm" style:legend-expansion="high" chart:style-name="ch3"/>
        <chart:plot-area chart:style-name="ch4" table:cell-range-address="2Vds_2SK170gr.D5:2Vds_2SK170gr.E15" svg:x="1.358cm" svg:y="1.635cm" svg:width="11.15cm" svg:height="6.177cm">
          <chartooo:coordinate-region svg:x="1.742cm" svg:y="1.848cm" svg:width="10.381cm" svg:height="5.291cm"/>
          <chart:axis chart:dimension="x" chart:name="primary-x" chart:style-name="ch5">
            <chart:title svg:x="6.598cm" svg:y="7.993cm" chart:style-name="ch6">
              <text:p>Vgs</text:p>
            </chart:title>
          </chart:axis>
          <chart:axis chart:dimension="y" chart:name="primary-y" chart:style-name="ch5">
            <chart:title svg:x="0.451cm" svg:y="5.005cm" chart:style-name="ch7">
              <text:p>Ids</text:p>
            </chart:title>
            <chart:grid chart:style-name="ch8" chart:class="major"/>
          </chart:axis>
          <chart:series chart:style-name="ch9" chart:values-cell-range-address="2Vds_2SK170gr.E5:2Vds_2SK170gr.E15" chart:class="chart:scatter">
            <chart:domain table:cell-range-address="2Vds_2SK170gr.D5:2Vds_2SK170gr.D15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75">
                <text:p>-0.275</text:p>
                <draw:g>
                  <svg:desc>2Vds_2SK170gr.D5:2Vds_2SK170gr.D15</svg:desc>
                </draw:g>
              </table:table-cell>
              <table:table-cell office:value-type="float" office:value="0.277777777777778">
                <text:p>0.277777777777778</text:p>
                <draw:g>
                  <svg:desc>2Vds_2SK170gr.E5:2Vds_2SK170gr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75">
                <text:p>-0.275</text:p>
              </table:table-cell>
              <table:table-cell office:value-type="float" office:value="0.257575757575758">
                <text:p>0.257575757575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83">
                <text:p>-0.283</text:p>
              </table:table-cell>
              <table:table-cell office:value-type="float" office:value="0.216161616161616">
                <text:p>0.216161616161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86">
                <text:p>-0.286</text:p>
              </table:table-cell>
              <table:table-cell office:value-type="float" office:value="0.203030303030303">
                <text:p>0.203030303030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91">
                <text:p>-0.291</text:p>
              </table:table-cell>
              <table:table-cell office:value-type="float" office:value="0.183838383838384">
                <text:p>0.183838383838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01">
                <text:p>-0.301</text:p>
              </table:table-cell>
              <table:table-cell office:value-type="float" office:value="0.145454545454545">
                <text:p>0.14545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1">
                <text:p>-0.3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9">
                <text:p>-0.329</text:p>
              </table:table-cell>
              <table:table-cell office:value-type="float" office:value="0.0717171717171717">
                <text:p>0.0717171717171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39">
                <text:p>-0.339</text:p>
              </table:table-cell>
              <table:table-cell office:value-type="float" office:value="0.0535353535353535">
                <text:p>0.0535353535353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67">
                <text:p>-0.367</text:p>
              </table:table-cell>
              <table:table-cell office:value-type="float" office:value="0.0252525252525252">
                <text:p>0.0252525252525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05">
                <text:p>-0.405</text:p>
              </table:table-cell>
              <table:table-cell office:value-type="float" office:value="0.00707070707070707">
                <text:p>0.007070707070707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37cm" svg:height="14.102cm" xlink:href=".." xlink:type="simple" chart:class="chart:scatter" chart:style-name="ch1">
        <chart:legend chart:legend-position="end" svg:x="20.985cm" svg:y="6.477cm" style:legend-expansion="high" chart:style-name="ch2"/>
        <chart:plot-area chart:style-name="ch3" table:cell-range-address="Sheet4.D25:Sheet4.E37 Sheet4.E5:Sheet4.E20" svg:x="0.926cm" svg:y="1.263cm" svg:width="19.107cm" svg:height="12.137cm">
          <chartooo:coordinate-region svg:x="1.072cm" svg:y="1.475cm" svg:width="18.721cm" svg:height="11.2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25:Sheet4.E37" chart:class="chart:scatter">
            <chart:domain table:cell-range-address="Sheet4.D25:Sheet4.D37"/>
            <chart:data-point chart:repeated="13"/>
          </chart:series>
          <chart:series chart:style-name="ch7" chart:values-cell-range-address="Sheet4.E5:Sheet4.E20" chart:class="chart:scatter">
            <chart:domain table:cell-range-address="Sheet4.D5:Sheet4.D2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26">
                <text:p>-0.626</text:p>
                <draw:g>
                  <svg:desc>Sheet4.D25:Sheet4.D37</svg:desc>
                </draw:g>
              </table:table-cell>
              <table:table-cell office:value-type="float" office:value="0">
                <text:p>0</text:p>
                <draw:g>
                  <svg:desc>Sheet4.E25:Sheet4.E37</svg:desc>
                </draw:g>
              </table:table-cell>
              <table:table-cell office:value-type="float" office:value="0.005">
                <text:p>0.005</text:p>
                <draw:g>
                  <svg:desc>Sheet4.D5:Sheet4.D20</svg:desc>
                </draw:g>
              </table:table-cell>
              <table:table-cell office:value-type="float" office:value="5.14141414141414">
                <text:p>5.14141414141414</text:p>
                <draw:g>
                  <svg:desc>Sheet4.E5:Sheet4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99">
                <text:p>-0.299</text:p>
              </table:table-cell>
              <table:table-cell office:value-type="float" office:value="0.202020202020201">
                <text:p>0.202020202020201</text:p>
              </table:table-cell>
              <table:table-cell office:value-type="float" office:value="-0.012">
                <text:p>-0.012</text:p>
              </table:table-cell>
              <table:table-cell office:value-type="float" office:value="4.76767676767677">
                <text:p>4.76767676767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3">
                <text:p>-0.23</text:p>
              </table:table-cell>
              <table:table-cell office:value-type="float" office:value="0.656565656565657">
                <text:p>0.656565656565657</text:p>
              </table:table-cell>
              <table:table-cell office:value-type="float" office:value="-0.029">
                <text:p>-0.029</text:p>
              </table:table-cell>
              <table:table-cell office:value-type="float" office:value="4.4040404040404">
                <text:p>4.4040404040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">
                <text:p>-0.21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-0.063">
                <text:p>-0.063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6">
                <text:p>-0.196</text:p>
              </table:table-cell>
              <table:table-cell office:value-type="float" office:value="1.02020202020202">
                <text:p>1.02020202020202</text:p>
              </table:table-cell>
              <table:table-cell office:value-type="float" office:value="-0.08">
                <text:p>-0.08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2">
                <text:p>-0.12</text:p>
              </table:table-cell>
              <table:table-cell office:value-type="float" office:value="2.13131313131313">
                <text:p>2.13131313131313</text:p>
              </table:table-cell>
              <table:table-cell office:value-type="float" office:value="-0.146">
                <text:p>-0.146</text:p>
              </table:table-cell>
              <table:table-cell office:value-type="float" office:value="1.70707070707071">
                <text:p>1.70707070707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01">
                <text:p>-0.101</text:p>
              </table:table-cell>
              <table:table-cell office:value-type="float" office:value="2.51515151515152">
                <text:p>2.51515151515152</text:p>
              </table:table-cell>
              <table:table-cell office:value-type="float" office:value="-0.194">
                <text:p>-0.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9">
                <text:p>-0.049</text:p>
              </table:table-cell>
              <table:table-cell office:value-type="float" office:value="3.56565656565656">
                <text:p>3.56565656565656</text:p>
              </table:table-cell>
              <table:table-cell office:value-type="float" office:value="-0.259">
                <text:p>-0.259</text:p>
              </table:table-cell>
              <table:table-cell office:value-type="float" office:value="0.373737373737373">
                <text:p>0.373737373737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  <table:table-cell office:value-type="float" office:value="3.76767676767677">
                <text:p>3.76767676767677</text:p>
              </table:table-cell>
              <table:table-cell office:value-type="float" office:value="-0.284">
                <text:p>-0.284</text:p>
              </table:table-cell>
              <table:table-cell office:value-type="float" office:value="0.232323232323231">
                <text:p>0.232323232323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">
                <text:p>-0.03</text:p>
              </table:table-cell>
              <table:table-cell office:value-type="float" office:value="3.98989898989899">
                <text:p>3.98989898989899</text:p>
              </table:table-cell>
              <table:table-cell office:value-type="float" office:value="-0.3">
                <text:p>-0.3</text:p>
              </table:table-cell>
              <table:table-cell office:value-type="float" office:value="0.161616161616162">
                <text:p>0.161616161616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1">
                <text:p>-0.021</text:p>
              </table:table-cell>
              <table:table-cell office:value-type="float" office:value="4.17171717171717">
                <text:p>4.17171717171717</text:p>
              </table:table-cell>
              <table:table-cell office:value-type="float" office:value="-0.312">
                <text:p>-0.312</text:p>
              </table:table-cell>
              <table:table-cell office:value-type="float" office:value="0.12121212121212">
                <text:p>0.12121212121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2">
                <text:p>-0.012</text:p>
              </table:table-cell>
              <table:table-cell office:value-type="float" office:value="4.38383838383838">
                <text:p>4.38383838383838</text:p>
              </table:table-cell>
              <table:table-cell office:value-type="float" office:value="-0.347">
                <text:p>-0.347</text:p>
              </table:table-cell>
              <table:table-cell office:value-type="float" office:value="0.0505050505050494">
                <text:p>0.0505050505050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4">
                <text:p>-0.004</text:p>
              </table:table-cell>
              <table:table-cell office:value-type="float" office:value="4.74747474747475">
                <text:p>4.74747474747475</text:p>
              </table:table-cell>
              <table:table-cell office:value-type="float" office:value="-0.408">
                <text:p>-0.408</text:p>
              </table:table-cell>
              <table:table-cell office:value-type="float" office:value="0.0101010101010099">
                <text:p>0.010101010101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2">
                <text:p>-0.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9">
                <text:p>-1.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